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Cabin" svg:font-family="Cabin" style:font-adornments="Regular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adornments="Regular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86cm" loext:decorative="false"/>
      <style:paragraph-properties style:writing-mode="lr-tb"/>
    </style:style>
    <style:style style:name="gr6" style:family="graphic" style:parent-style-name="Padrão_5f_1">
      <style:graphic-properties draw:fill="solid" draw:fill-color="#ffffff" draw:textarea-horizontal-align="justify" draw:textarea-vertical-align="middle" draw:auto-grow-height="false" fo:min-height="2.35cm" fo:min-width="4.3cm" style:writing-mode="lr-tb" loext:decorative="false"/>
      <style:paragraph-properties style:writing-mode="lr-tb"/>
    </style:style>
    <style:style style:name="gr7" style:family="graphic" style:parent-style-name="Padrão_5f_1">
      <style:graphic-properties draw:fill="solid" draw:fill-color="#ffffff" draw:textarea-horizontal-align="justify" draw:textarea-vertical-align="middle" draw:auto-grow-height="false" fo:min-height="1.75cm" fo:min-width="3.7cm" style:writing-mode="lr-tb" loext:decorative="false"/>
      <style:paragraph-properties style:writing-mode="lr-tb"/>
    </style:style>
    <style:style style:name="gr8" style:family="graphic" style:parent-style-name="Padrão_5f_1">
      <style:graphic-properties draw:fill="solid" draw:fill-color="#ffffff"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9" style:family="graphic" style:parent-style-name="Padrão_5f_1">
      <style:graphic-properties draw:fill="solid" draw:fill-color="#ffffff" draw:textarea-horizontal-align="justify" draw:textarea-vertical-align="middle" draw:auto-grow-height="false" fo:min-height="2.15cm" fo:min-width="4.7cm" style:writing-mode="lr-tb" loext:decorative="false"/>
      <style:paragraph-properties style:writing-mode="lr-tb"/>
    </style:style>
    <style:style style:name="gr10" style:family="graphic" style:parent-style-name="Padrão_5f_1">
      <style:graphic-properties draw:fill="solid" draw:fill-color="#ffffff" draw:textarea-horizontal-align="justify" draw:textarea-vertical-align="middle" draw:auto-grow-height="false" fo:min-height="1.55cm" fo:min-width="3.7cm" style:writing-mode="lr-tb" loext:decorative="false"/>
      <style:paragraph-properties style:writing-mode="lr-tb"/>
    </style:style>
    <style:style style:name="gr11" style:family="graphic" style:parent-style-name="Padrão_5f_1">
      <style:graphic-properties draw:fill="solid" draw:fill-color="#ffffff" draw:textarea-horizontal-align="justify" draw:textarea-vertical-align="middle" draw:auto-grow-height="false" fo:min-height="1.75cm" fo:min-width="5.3cm" style:writing-mode="lr-tb" loext:decorative="false"/>
      <style:paragraph-properties style:writing-mode="lr-tb"/>
    </style:style>
    <style:style style:name="gr12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13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214cm" loext:decorative="false"/>
      <style:paragraph-properties style:writing-mode="lr-tb"/>
    </style:style>
    <style:style style:name="gr14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5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6" style:family="graphic" style:parent-style-name="Padrão_5f_1">
      <style:graphic-properties draw:fill="solid" draw:fill-color="#ffffff" draw:textarea-horizontal-align="justify" draw:textarea-vertical-align="middle" draw:auto-grow-height="false" fo:min-height="0.316cm" fo:min-width="0.066cm" style:writing-mode="lr-tb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024cm" fo:min-width="3.036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1" style:family="graphic" style:parent-style-name="Padrão_5f_3">
      <style:graphic-properties draw:fill="solid" draw:fill-color="#ffffff" draw:textarea-horizontal-align="justify" draw:textarea-vertical-align="middle" draw:auto-grow-height="false" fo:min-height="2.95cm" fo:min-width="3.7cm" style:writing-mode="lr-tb" loext:decorative="false"/>
      <style:paragraph-properties style:writing-mode="lr-tb"/>
    </style:style>
    <style:style style:name="gr22" style:family="graphic" style:parent-style-name="Padrão_5f_3">
      <style:graphic-properties draw:fill="solid" draw:fill-color="#ffffff" draw:textarea-horizontal-align="justify" draw:textarea-vertical-align="middle" draw:auto-grow-height="false" fo:min-height="1.75cm" fo:min-width="3.9cm" style:writing-mode="lr-tb" loext:decorative="false"/>
      <style:paragraph-properties style:writing-mode="lr-tb"/>
    </style:style>
    <style:style style:name="gr23" style:family="graphic" style:parent-style-name="Padrão_5f_3">
      <style:graphic-properties draw:fill="solid" draw:fill-color="#ffffff" draw:textarea-horizontal-align="justify" draw:textarea-vertical-align="middle" draw:auto-grow-height="false" fo:min-height="2.55cm" fo:min-width="4.5cm" style:writing-mode="lr-tb" loext:decorative="false"/>
      <style:paragraph-properties style:writing-mode="lr-tb"/>
    </style:style>
    <style:style style:name="gr24" style:family="graphic" style:parent-style-name="Padrão_5f_3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25" style:family="graphic" style:parent-style-name="Padrão_5f_3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26" style:family="graphic" style:parent-style-name="Padrão_5f_3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27" style:family="graphic" style:parent-style-name="Padrão_5f_3">
      <style:graphic-properties draw:fill="solid" draw:fill-color="#ffffff" draw:textarea-horizontal-align="justify" draw:textarea-vertical-align="middle" draw:auto-grow-height="false" fo:min-height="0.316cm" fo:min-width="0.066cm" style:writing-mode="lr-tb" loext:decorative="false"/>
      <style:paragraph-properties style:writing-mode="lr-tb"/>
    </style:style>
    <style:style style:name="gr28" style:family="graphic" style:parent-style-name="Padrão_5f_3_5f_1">
      <style:graphic-properties draw:fill="solid" draw:fill-color="#ffffff" draw:textarea-horizontal-align="justify" draw:textarea-vertical-align="middle" draw:auto-grow-height="false" fo:min-height="2.95cm" fo:min-width="3.7cm" style:writing-mode="lr-tb" loext:decorative="false"/>
      <style:paragraph-properties style:writing-mode="lr-tb"/>
    </style:style>
    <style:style style:name="gr29" style:family="graphic" style:parent-style-name="Padrão_5f_3_5f_1">
      <style:graphic-properties draw:fill="solid" draw:fill-color="#ffffff" draw:textarea-horizontal-align="justify" draw:textarea-vertical-align="middle" draw:auto-grow-height="false" fo:min-height="1.75cm" fo:min-width="3.9cm" style:writing-mode="lr-tb" loext:decorative="false"/>
      <style:paragraph-properties style:writing-mode="lr-tb"/>
    </style:style>
    <style:style style:name="gr30" style:family="graphic" style:parent-style-name="Padrão_5f_3_5f_1">
      <style:graphic-properties draw:fill="solid" draw:fill-color="#ff9999" draw:textarea-horizontal-align="justify" draw:textarea-vertical-align="middle" draw:auto-grow-height="false" fo:min-height="2.55cm" fo:min-width="4.5cm" style:writing-mode="lr-tb" loext:decorative="false"/>
      <style:paragraph-properties style:writing-mode="lr-tb"/>
    </style:style>
    <style:style style:name="gr31" style:family="graphic" style:parent-style-name="Padrão_5f_3_5f_1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32" style:family="graphic" style:parent-style-name="Padrão_5f_3_5f_1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33" style:family="graphic" style:parent-style-name="Padrão_5f_3_5f_1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34" style:family="graphic" style:parent-style-name="Padrão_5f_3_5f_1">
      <style:graphic-properties draw:fill="solid" draw:fill-color="#ffffff" draw:textarea-horizontal-align="justify" draw:textarea-vertical-align="middle" draw:auto-grow-height="false" fo:min-height="0.316cm" fo:min-width="0.06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0.214cm" loext:decorative="false"/>
      <style:paragraph-properties style:writing-mode="lr-tb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2.95cm" fo:min-width="4.5cm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3.15cm" fo:min-width="4.3cm" style:writing-mode="lr-tb" loext:decorative="false"/>
      <style:paragraph-properties style:writing-mode="lr-tb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2.15cm" fo:min-width="4.3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2.311cm" fo:min-width="4.3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 loext:decorative="false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316cm" fo:min-width="0.066cm" style:writing-mode="lr-tb" loext:decorative="false"/>
      <style:paragraph-properties style:writing-mode="lr-tb"/>
    </style:style>
    <style:style style:name="gr42" style:family="graphic" style:parent-style-name="Padrão_5f_4">
      <style:graphic-properties draw:fill="solid" draw:fill-color="#ff9999" draw:textarea-horizontal-align="justify" draw:textarea-vertical-align="middle" draw:auto-grow-height="false" fo:min-height="2.95cm" fo:min-width="4.5cm" style:writing-mode="lr-tb" loext:decorative="false"/>
      <style:paragraph-properties style:writing-mode="lr-tb"/>
    </style:style>
    <style:style style:name="gr43" style:family="graphic" style:parent-style-name="Padrão_5f_4">
      <style:graphic-properties draw:fill="solid" draw:fill-color="#ff9999" draw:textarea-horizontal-align="justify" draw:textarea-vertical-align="middle" draw:auto-grow-height="false" fo:min-height="3.15cm" fo:min-width="4.3cm" style:writing-mode="lr-tb" loext:decorative="false"/>
      <style:paragraph-properties style:writing-mode="lr-tb"/>
    </style:style>
    <style:style style:name="gr44" style:family="graphic" style:parent-style-name="Padrão_5f_4">
      <style:graphic-properties draw:fill="solid" draw:fill-color="#ffffff" draw:textarea-horizontal-align="justify" draw:textarea-vertical-align="middle" draw:auto-grow-height="false" fo:min-height="2.15cm" fo:min-width="4.3cm" style:writing-mode="lr-tb" loext:decorative="false"/>
      <style:paragraph-properties style:writing-mode="lr-tb"/>
    </style:style>
    <style:style style:name="gr45" style:family="graphic" style:parent-style-name="Padrão_5f_4">
      <style:graphic-properties draw:fill="solid" draw:fill-color="#ffffff" draw:textarea-horizontal-align="justify" draw:textarea-vertical-align="middle" draw:auto-grow-height="false" fo:min-height="2.311cm" fo:min-width="4.3cm" style:writing-mode="lr-tb" loext:decorative="false"/>
      <style:paragraph-properties style:writing-mode="lr-tb"/>
    </style:style>
    <style:style style:name="gr46" style:family="graphic" style:parent-style-name="Padrão_5f_4">
      <style:graphic-properties draw:fill="solid" draw:fill-color="#ff9999" draw:textarea-horizontal-align="justify" draw:textarea-vertical-align="middle" draw:auto-grow-height="false" fo:min-height="2.15cm" fo:min-width="4.3cm" style:writing-mode="lr-tb" loext:decorative="false"/>
      <style:paragraph-properties style:writing-mode="lr-tb"/>
    </style:style>
    <style:style style:name="gr47" style:family="graphic" style:parent-style-name="Padrão_5f_4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48" style:family="graphic" style:parent-style-name="Padrão_5f_4">
      <style:graphic-properties draw:stroke="none" svg:stroke-color="#000000" draw:fill="none" draw:fill-color="#ffffff" draw:textarea-horizontal-align="left" draw:auto-grow-height="true" draw:auto-grow-width="true" fo:min-height="0.712cm" fo:min-width="0.214cm" loext:decorative="false"/>
      <style:paragraph-properties style:writing-mode="lr-tb"/>
    </style:style>
    <style:style style:name="gr49" style:family="graphic" style:parent-style-name="Padrão_5f_4">
      <style:graphic-properties draw:fill="solid" draw:fill-color="#ffffff" draw:textarea-horizontal-align="justify" draw:textarea-vertical-align="middle" draw:auto-grow-height="false" fo:min-height="0.316cm" fo:min-width="0.066cm" style:writing-mode="lr-tb" loext:decorative="false"/>
      <style:paragraph-properties style:writing-mode="lr-tb"/>
    </style:style>
    <style:style style:name="pr1" style:family="presentation" style:parent-style-name="Padrão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12.18cm" loext:decorative="false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adrão-outline1">
      <style:graphic-properties fo:min-height="11.93cm" loext:decorative="false"/>
      <style:paragraph-properties style:writing-mode="lr-tb"/>
    </style:style>
    <style:style style:name="pr5" style:family="presentation" style:parent-style-name="Padrão-outline1">
      <style:graphic-properties draw:stroke="solid" draw:textarea-vertical-align="middle" draw:fit-to-size="false" style:shrink-to-fit="false" fo:min-height="11.93cm" loext:decorative="false"/>
      <style:paragraph-properties style:writing-mode="lr-tb"/>
    </style:style>
    <style:style style:name="co1" style:family="table-column">
      <style:table-column-properties style:column-width="9.697cm" style:use-optimal-column-width="false"/>
    </style:style>
    <style:style style:name="co2" style:family="table-column">
      <style:table-column-properties style:column-width="9.702cm" style:use-optimal-column-width="false"/>
    </style:style>
    <style:style style:name="co3" style:family="table-column">
      <style:table-column-properties style:column-width="9.878cm" style:use-optimal-column-width="false"/>
    </style:style>
    <style:style style:name="co4" style:family="table-column">
      <style:table-column-properties style:column-width="9.883cm" style:use-optimal-column-width="false"/>
    </style:style>
    <style:style style:name="co5" style:family="table-column">
      <style:table-column-properties style:column-width="2.18cm" style:use-optimal-column-width="false"/>
    </style:style>
    <style:style style:name="co6" style:family="table-column">
      <style:table-column-properties style:column-width="8.404cm" style:use-optimal-column-width="false"/>
    </style:style>
    <style:style style:name="co7" style:family="table-column">
      <style:table-column-properties style:column-width="6.742cm" style:use-optimal-column-width="false"/>
    </style:style>
    <style:style style:name="co8" style:family="table-column">
      <style:table-column-properties style:column-width="7.578cm" style:use-optimal-column-width="false"/>
    </style:style>
    <style:style style:name="co9" style:family="table-column">
      <style:table-column-properties style:column-width="3.598cm" style:use-optimal-column-width="false"/>
    </style:style>
    <style:style style:name="co10" style:family="table-column">
      <style:table-column-properties style:column-width="3.611cm" style:use-optimal-column-width="false"/>
    </style:style>
    <style:style style:name="ro1" style:family="table-row">
      <style:table-row-properties style:row-height="0.937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fo:text-align="end"/>
    </style:style>
    <style:style style:name="ce4" style:family="table-cell">
      <loext:graphic-properties style:repeat="repeat"/>
      <style:paragraph-properties fo:text-align="end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loext:graphic-properties style:repeat="repeat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paragraph-properties fo:margin-top="0cm" fo:margin-bottom="0.5cm" fo:text-align="justify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.5cm" fo:line-height="100%" fo:text-align="justify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1" style:family="paragraph">
      <style:text-properties fo:color="#009999" loext:opacity="100%" fo:font-size="28pt" style:font-size-asian="28pt" style:font-size-complex="28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end"/>
    </style:style>
    <style:style style:name="P24" style:family="paragraph">
      <style:paragraph-properties fo:margin-top="0.42cm" fo:margin-bottom="0.35cm" fo:text-align="justify"/>
    </style:style>
    <style:style style:name="P25" style:family="paragraph">
      <style:paragraph-properties fo:margin-top="0cm" fo:margin-bottom="0.4cm" fo:text-align="justify"/>
    </style:style>
    <style:style style:name="P26" style:family="paragraph">
      <style:paragraph-properties fo:text-align="end"/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solid" draw:fill-color="#ff9999"/>
      <style:paragraph-properties fo:text-align="start" style:writing-mode="lr-tb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3" style:family="text">
      <style:text-properties style:font-name="Liberation Sans" fo:font-weight="normal" style:font-name-asian="Liberation Sans" style:font-weight-asian="normal" style:font-name-complex="Liberation Sans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weight="normal" style:font-name-asian="Liberation Sans" style:font-weight-asian="normal" style:font-name-complex="Liberation Sans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Times New Roman"/>
    </style:style>
    <style:style style:name="T10" style:family="text">
      <style:text-properties style:font-name="Liberation Sans1" fo:font-size="26pt" style:font-name-asian="Droid Sans Fallback" style:font-size-asian="26pt" style:font-size-complex="26pt"/>
    </style:style>
    <style:style style:name="T11" style:family="text">
      <style:text-properties style:font-name="Liberation Sans" fo:font-style="italic" fo:font-weight="normal" style:font-name-asian="Liberation Sans" style:font-style-asian="italic" style:font-weight-asian="normal" style:font-name-complex="Liberation Sans" style:font-style-complex="italic" style:font-weight-complex="normal"/>
    </style:style>
    <style:style style:name="T12" style:family="text">
      <style:text-properties style:font-name="Times New Roman" fo:font-size="32pt" style:font-name-asian="Liberation Sans" style:font-size-asian="32pt" style:font-name-complex="Liberation Sans" style:font-size-complex="32pt"/>
    </style:style>
    <style:style style:name="T13" style:family="text">
      <style:text-properties style:font-name="Liberation Sans" fo:font-style="normal" fo:font-weight="normal" style:font-name-asian="Liberation Sans" style:font-style-asian="normal" style:font-weight-asian="normal" style:font-name-complex="Liberation Sans" style:font-style-complex="normal" style:font-weight-complex="normal"/>
    </style:style>
    <style:style style:name="T14" style:family="text">
      <style:text-properties style:font-name="Liberation Sans" fo:font-style="normal" fo:font-weight="bold" style:font-name-asian="Liberation Sans" style:font-style-asian="normal" style:font-weight-asian="bold" style:font-name-complex="Liberation Sans" style:font-style-complex="normal" style:font-weight-complex="bold"/>
    </style:style>
    <style:style style:name="T15" style:family="text">
      <style:text-properties style:font-name="Times New Roman" fo:font-style="normal" fo:font-weight="normal" style:font-name-asian="Liberation Sans" style:font-style-asian="normal" style:font-weight-asian="normal" style:font-name-complex="Liberation Sans" style:font-style-complex="normal" style:font-weight-complex="normal"/>
    </style:style>
    <style:style style:name="T16" style:family="text">
      <style:text-properties style:font-name="Liberation Sans" fo:font-size="22pt" fo:font-style="normal" fo:font-weight="normal" style:font-name-asian="Liberation Sans" style:font-size-asian="22pt" style:font-style-asian="normal" style:font-weight-asian="normal" style:font-name-complex="Liberation Sans" style:font-size-complex="22pt" style:font-style-complex="normal" style:font-weight-complex="normal"/>
    </style:style>
    <style:style style:name="T17" style:family="text">
      <style:text-properties style:font-name="Times New Roman" fo:font-size="22pt" fo:font-style="normal" fo:font-weight="normal" style:font-name-asian="Liberation Sans" style:font-size-asian="22pt" style:font-style-asian="normal" style:font-weight-asian="normal" style:font-name-complex="Liberation Sans" style:font-size-complex="22pt" style:font-style-complex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use-window-font-color="true" loext:opacity="0%" style:text-outline="false" style:text-line-through-style="none" style:text-line-through-type="none" fo:font-size="32pt" fo:text-shadow="none" style:text-underline-style="none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32pt" fo:text-shadow="none" style:text-underline-style="none" style:letter-kerning="true" style:font-name-asian="Liberation Sans" style:font-size-asian="32pt" style:font-name-complex="Liberation Sans" style:font-size-complex="32pt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rial" style:font-name-asian="Arial" style:font-name-complex="Arial"/>
    </style:style>
    <style:style style:name="T26" style:family="text">
      <style:text-properties style:font-name="Liberation Sans" style:font-name-asian="Liberation Sans" style:font-name-complex="Liberation Sans"/>
    </style:style>
    <style:style style:name="T27" style:family="text">
      <style:text-properties fo:font-size="18pt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color="#009999" loext:opacity="100%" fo:font-size="28pt" style:font-size-asian="28pt" style:font-size-complex="28pt"/>
    </style:style>
    <style:style style:name="T30" style:family="text">
      <style:text-properties style:font-name="Liberation Sans1" style:font-name-asian="Liberation Sans" style:font-name-complex="Liberation Sans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28pt" style:font-name-asian="Liberation Sans" style:font-size-asian="28pt" style:font-name-complex="Liberation Sans" style:font-size-complex="28pt"/>
    </style:style>
    <style:style style:name="T35" style:family="text">
      <style:text-properties style:font-name="Arial" fo:font-size="18pt" style:font-name-asian="Arial" style:font-name-complex="Arial"/>
    </style:style>
    <style:style style:name="T36" style:family="text">
      <style:text-properties style:font-name="Liberation Sans" fo:font-size="24pt" fo:font-weight="normal" style:font-name-asian="Liberation Sans" style:font-size-asian="24pt" style:font-weight-asian="normal" style:font-name-complex="Liberation Sans" style:font-size-complex="24pt" style:font-weight-complex="normal"/>
    </style:style>
    <style:style style:name="T37" style:family="text">
      <style:text-properties fo:color="#004a4a" loext:opacity="100%"/>
    </style:style>
    <style:style style:name="T38" style:family="text">
      <style:text-properties fo:color="#004a4a" loext:opacity="100%" fo:font-weight="bold" style:font-weight-asian="bold" style:font-weight-complex="bold"/>
    </style:style>
    <style:style style:name="T39" style:family="text">
      <style:text-properties fo:color="#004a4a" loext:opacity="100%"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dores</text:p>
          </draw:text-box>
        </draw:frame>
        <draw:frame presentation:style-name="pr2" draw:text-style-name="P1" draw:layer="layout" svg:width="24.639cm" svg:height="12.18cm" svg:x="1.4cm" svg:y="5.819cm" presentation:class="subtitle" presentation:user-transformed="true">
          <draw:text-box>
            <text:p>Departamento de Computação</text:p>
            <text:p>Universidade Federal de Sergipe</text:p>
            <text:p/>
            <text:p/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e</text:span><text:span text:style-name="T1"> </text:span><text:span text:style-name="T1">S</text:span><text:span text:style-name="T1">i</text:span><text:span text:style-name="T1">n</text:span><text:span text:style-name="T1">t</text:span><text:span text:style-name="T1">á</text:span><text:span text:style-name="T1">t</text:span><text:span text:style-name="T1">i</text:span><text:span text:style-name="T1">c</text:span><text:span text:style-name="T1">a</text:span><text:span text:style-name="T1"> </text:span><text:span text:style-name="T1">A</text:span><text:span text:style-name="T1">s</text:span><text:span text:style-name="T1">c</text:span><text:span text:style-name="T1">e</text:span><text:span text:style-name="T1">n</text:span><text:span text:style-name="T1">d</text:span><text:span text:style-name="T1">e</text:span><text:span text:style-name="T1">n</text:span><text:span text:style-name="T1">t</text:span><text:span text:style-name="T1">e</text:span><text:span text:style-name="T1"> </text:span><text:span text:style-name="T1">L</text:span><text:span text:style-name="T1">R</text:span><text:span text:style-name="T1">(</text:span><text:span text:style-name="T1">0</text:span><text:span text:style-name="T1">)</text:span></text:p>
            <text:p/>
            <text:p/>
            <text:p>Profa. Beatriz Trinchão Andrade</text:p>
            <text:p>beatriz@dcomp.ufs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LR(0)</text:span></text:p>
                <text:list>
                  <text:list-item>
                    <text:p text:style-name="P2"><text:span text:style-name="T3">As cadeias não contêm referências explícitas à verificação à frente</text:span></text:p>
                  </text:list-item>
                </text:list>
              </text:list-item>
              <text:list-item>
                <text:p text:style-name="P2"><text:span text:style-name="T4">Item LR(0)</text:span><text:span text:style-name="T5"> de uma GLC </text:span></text:p>
                <text:list>
                  <text:list-item>
                    <text:p text:style-name="P2"><text:span text:style-name="T5">Escolha de produção com uma posição identificada em seu lado direito</text:span></text:p>
                  </text:list-item>
                  <text:list-item>
                    <text:p text:style-name="P2"><text:span text:style-name="T5">Essa posição será indicada por um ponto</text:span></text:p>
                  </text:list-item>
                </text:list>
              </text:list-item>
              <text:list-item>
                <text:p text:style-name="P2"><text:span text:style-name="T5">Se A → </text:span><text:span text:style-name="T6">α</text:span><text:span text:style-name="T3"> for uma escolha de produção, e se </text:span><text:span text:style-name="T6">β</text:span><text:span text:style-name="T3"> e </text:span><text:span text:style-name="T6">γ</text:span><text:span text:style-name="T3"> forem duas cadeias quaisquer de símbolos (incluindo ε) tais que </text:span><text:span text:style-name="T6">βγ = α</text:span><text:span text:style-name="T3">, então A →</text:span><text:span text:style-name="T6"> β.γ</text:span><text:span text:style-name="T3"> será um item LR(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4" draw:layer="layout" svg:width="12.2cm" svg:height="12.18cm" svg:x="1.4cm" svg:y="5.82cm" presentation:class="outline" presentation:user-transformed="true">
          <draw:text-box>
            <text:list text:style-name="L2">
              <text:list-item>
                <text:p text:style-name="P3"><text:span text:style-name="T7">Vamos considerar a seguinte gramática</text:span></text:p>
                <text:p text:style-name="P2"><text:span text:style-name="T7">S'→ <text:s/>S <text:s/></text:span></text:p>
                <text:p text:style-name="P2"><text:span text:style-name="T7">S → ( S ) | </text:span><text:span text:style-name="T8">e</text:span></text:p>
              </text:list-item>
            </text:list>
          </draw:text-box>
        </draw:frame>
        <draw:frame presentation:style-name="pr4" draw:layer="layout" svg:width="12.2cm" svg:height="12.18cm" svg:x="14cm" svg:y="5.82cm" presentation:class="outline" presentation:user-transformed="true">
          <draw:text-box>
            <text:list text:style-name="L2">
              <text:list-header>
                <text:p>S' → .S</text:p>
                <text:p>S' → S.</text:p>
                <text:p>S → .( S )</text:p>
                <text:p>S → (.S )</text:p>
                <text:p>S → ( S.)</text:p>
                <text:p>S → ( S ).</text:p>
                <text:p>S → <text:span text:style-name="T5">.</text:span><text:span text:style-name="T4">e</text:span></text:p>
                <text:p>S → <text:span text:style-name="T4">e</text:span>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2" draw:layer="layout" svg:width="24.639cm" svg:height="12.18cm" svg:x="1.4cm" svg:y="4.8cm" presentation:class="outline" presentation:user-transformed="true">
          <draw:text-box>
            <text:list text:style-name="L2">
              <text:list-item>
                <text:p text:style-name="P2">Item </text:p>
                <text:list>
                  <text:list-item>
                    <text:p text:style-name="P2">Registra um passo intermediário no reconhecimento do lado direito de uma escolha de regra de gramática específica </text:p>
                  </text:list-item>
                </text:list>
              </text:list-item>
              <text:list-item>
                <text:p text:style-name="P2">Seja o item <text:span text:style-name="T9">A → </text:span><text:span text:style-name="T6">β . γ</text:span><text:span text:style-name="T3">, construído a partir da regra gramatical <text:s text:c="2"/></text:span><text:span text:style-name="T6">A → α (com α = βγ)</text:span></text:p>
                <text:list>
                  <text:list-item>
                    <text:p text:style-name="P5"><text:span text:style-name="T10">β</text:span><text:span text:style-name="T3"> já foi vista</text:span></text:p>
                  </text:list-item>
                  <text:list-item>
                    <text:p text:style-name="P5"><text:span text:style-name="T3">Pode ser possível derivar os </text:span><text:span text:style-name="T11">tokens</text:span><text:span text:style-name="T3"> seguintes de entrada a partir de </text:span><text:span text:style-name="T12">γ</text:span></text:p>
                  </text:list-item>
                  <text:list-item>
                    <text:p text:style-name="P2"><text:span text:style-name="T3">Significa dizer que β deve aparecer no topo da pilh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2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2">Um item A → .<text:span text:style-name="T3">α</text:span></text:p>
                <text:list>
                  <text:list-item>
                    <text:p text:style-name="P2"><text:span text:style-name="T3">Estamos a ponto de reconhecer um </text:span><text:span text:style-name="T11">A</text:span><text:span text:style-name="T13"> com o uso da regra gramatical A → α</text:span></text:p>
                  </text:list-item>
                  <text:list-item>
                    <text:p text:style-name="P2"><text:span text:style-name="T14">Itens iniciais</text:span></text:p>
                  </text:list-item>
                </text:list>
              </text:list-item>
              <text:list-item>
                <text:p text:style-name="P2"><text:span text:style-name="T13">Um item A → α.</text:span></text:p>
                <text:list>
                  <text:list-item>
                    <text:p text:style-name="P2"><text:span text:style-name="T13">α está no topo da pilha e pode ser o gancho </text:span></text:p>
                    <text:p text:style-name="P2"><text:span text:style-name="T13">se A → α for usado na próxima redução </text:span></text:p>
                  </text:list-item>
                  <text:list-item>
                    <text:p text:style-name="P2"><text:span text:style-name="T14">Itens comple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Os itens LR(0) podem ser utilizados como estados de um autômato finito </text:p>
              </text:list-item>
              <text:list-item>
                <text:p text:style-name="P2">Autômato finito</text:p>
                <text:list>
                  <text:list-item>
                    <text:p text:style-name="P2">Mantém informações sobre a pilha de análise sintática</text:p>
                  </text:list-item>
                  <text:list-item>
                    <text:p text:style-name="P2">Mantém o progresso de uma análise carrega/reduz</text:p>
                  </text:list-item>
                </text:list>
              </text:list-item>
              <text:list-item>
                <text:p text:style-name="P2">Começaremos com um NFA de itens LR(0) </text:p>
                <text:list>
                  <text:list-item>
                    <text:p text:style-name="P2">Será transformado em um DFA usando a construção com subconju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text-style-name="P2" draw:layer="layout" svg:width="24.639cm" svg:height="9.98cm" svg:x="1.4cm" svg:y="5.82cm" presentation:class="outline" presentation:user-transformed="true">
          <draw:text-box>
            <text:list text:style-name="L2">
              <text:list-item>
                <text:p text:style-name="P2">Quais são as transições do NFA de itens LR(0)?</text:p>
                <text:list>
                  <text:list-item>
                    <text:p text:style-name="P2">Seja o item <text:span text:style-name="T9">A → </text:span><text:span text:style-name="T6">β</text:span><text:span text:style-name="T15"> . γ</text:span></text:p>
                  </text:list-item>
                  <text:list-item>
                    <text:p text:style-name="P2"><text:span text:style-name="T13">Considere que </text:span><text:span text:style-name="T15">γ</text:span><text:span text:style-name="T13"> inicie com o símbolo X (</text:span><text:span text:style-name="T11">token</text:span><text:span text:style-name="T13"> ou não-terminal): </text:span><text:span text:style-name="T15">γ</text:span><text:span text:style-name="T13"> = </text:span><text:span text:style-name="T15">Xη</text:span></text:p>
                  </text:list-item>
                  <text:list-item>
                    <text:p text:style-name="P2"><text:span text:style-name="T13">O item pode ser escrito dessa forma </text:span><text:span text:style-name="T15">A → β . Xη</text:span></text:p>
                  </text:list-item>
                  <text:list-item>
                    <text:p text:style-name="P2"><text:span text:style-name="T13">Então, existe uma transição do símbolo X do estado representado por esse item para o estado representado pelo item </text:span><text:span text:style-name="T15">A → β X. η</text:span></text:p>
                  </text:list-item>
                </text:list>
              </text:list-item>
            </text:list>
          </draw:text-box>
        </draw:frame>
        <draw:custom-shape draw:style-name="gr2" draw:text-style-name="P7" xml:id="id1" draw:id="id1" draw:layer="layout" svg:width="5cm" svg:height="1.8cm" svg:x="4.6cm" svg:y="17cm">
          <text:p text:style-name="P6"><text:span text:style-name="T16">A → </text:span><text:span text:style-name="T17">β</text:span><text:span text:style-name="T16"> . X</text:span><text:span text:style-name="T17">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2" draw:id="id2" draw:layer="layout" svg:width="5cm" svg:height="1.8cm" svg:x="12.4cm" svg:y="17cm">
          <text:p text:style-name="P6"><text:span text:style-name="T16">A → </text:span><text:span text:style-name="T17">β</text:span><text:span text:style-name="T16"> X . </text:span><text:span text:style-name="T17">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8" draw:layer="layout" draw:type="line" svg:x1="9.6cm" svg:y1="17.9cm" svg:x2="12.4cm" svg:y2="17.9cm" draw:start-shape="id1" draw:start-glue-point="10" draw:end-shape="id2" draw:end-glue-point="6" svg:d="M9600 17900h2800" svg:viewBox="0 0 2801 1">
          <text:p/>
        </draw:connector>
        <draw:frame draw:style-name="gr4" draw:text-style-name="P9" draw:layer="layout" svg:width="0.925cm" svg:height="0.962cm" svg:x="10.6cm" svg:y="16.928cm">
          <draw:text-box>
            <text:p>X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Se X for um <text:span text:style-name="T18">token</text:span><text:span text:style-name="T19">, essa transição corresponde a carregar X da entrada para o topo da pilha </text:span></text:p>
                <text:list>
                  <text:list-item>
                    <text:p text:style-name="P2"><text:span text:style-name="T19">Shift</text:span></text:p>
                  </text:list-item>
                </text:list>
              </text:list-item>
              <text:list-item>
                <text:p text:style-name="P2"><text:span text:style-name="T19">Se X for um não terminal, X nunca aparecerá como um símbolo de entrada</text:span></text:p>
                <text:list>
                  <text:list-item>
                    <text:p text:style-name="P2"><text:span text:style-name="T19">Teremos que carregar X para o topo da pilha duran</text:span>te a análise</text:p>
                  </text:list-item>
                  <text:list-item>
                    <text:p text:style-name="P2">Isso só pode ocorrer durante uma redução por uma produção X → 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text-style-name="P2" draw:layer="layout" svg:width="24.639cm" svg:height="10.98cm" svg:x="1.4cm" svg:y="5.82cm" presentation:class="outline" presentation:user-transformed="true">
          <draw:text-box>
            <text:list text:style-name="L2">
              <text:list-item>
                <text:p text:style-name="P2">Uma redução como essa deve ser precedida pelo reconhecimento de uma cadeia α</text:p>
              </text:list-item>
              <text:list-item>
                <text:p text:style-name="P2">O estado dado pelo item inicial X → .ω representa o início desse processo</text:p>
              </text:list-item>
              <text:list-item>
                <text:p text:style-name="P2"><text:span text:style-name="T20">Logo, </text:span><text:span text:style-name="T21">para o item </text:span><text:span text:style-name="T22">A →</text:span><text:span text:style-name="T21"> β.</text:span><text:span text:style-name="T22">X</text:span><text:span text:style-name="T23">η</text:span><text:span text:style-name="T22">, precisamos acrescentar uma ε-transição abaixo para cada escolha X → </text:span><text:span text:style-name="T13">ω <text:s/>de X</text:span></text:p>
                <text:list>
                  <text:list-item>
                    <text:p text:style-name="P2"><text:span text:style-name="T13">X pode ser produzida pelo reconhecimento de qualquer dos lados direitos de suas escolhas de produção</text:span></text:p>
                  </text:list-item>
                </text:list>
              </text:list-item>
            </text:list>
          </draw:text-box>
        </draw:frame>
        <draw:custom-shape draw:style-name="gr2" draw:text-style-name="P12" xml:id="id3" draw:id="id3" draw:layer="layout" svg:width="5cm" svg:height="1.8cm" svg:x="6.6cm" svg:y="17.4cm">
          <text:p text:style-name="P11"><text:span text:style-name="T13">A → </text:span><text:span text:style-name="T17">β</text:span><text:span text:style-name="T13"> . X</text:span><text:span text:style-name="T15">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4" draw:id="id4" draw:layer="layout" svg:width="5cm" svg:height="1.8cm" svg:x="14.4cm" svg:y="17.4cm">
          <text:p text:style-name="P13"><text:span text:style-name="T24">X → .</text:span>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8" draw:layer="layout" draw:type="line" svg:x1="11.6cm" svg:y1="18.3cm" svg:x2="14.4cm" svg:y2="18.3cm" draw:start-shape="id3" draw:start-glue-point="10" draw:end-shape="id4" draw:end-glue-point="6" svg:d="M11600 18300h2800" svg:viewBox="0 0 2801 1">
          <text:p/>
        </draw:connector>
        <draw:frame draw:style-name="gr5" draw:text-style-name="P9" draw:layer="layout" svg:width="0.786cm" svg:height="0.962cm" svg:x="12.6cm" svg:y="17.328cm">
          <draw:text-box>
            <text:p><text:span text:style-name="T25">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Esses dois casos representam os dois únicos tipos de transição do NFA para itens LR(0)</text:p>
              </text:list-item>
              <text:list-item>
                <text:p text:style-name="P2">Qual é o estado inicial?</text:p>
                <text:list>
                  <text:list-item>
                    <text:p text:style-name="P2">Pilha vazia, prestes a reconhecer o estado inicial do analisador sintático</text:p>
                  </text:list-item>
                  <text:list-item>
                    <text:p text:style-name="P2">Como escolher a produção inicial?</text:p>
                    <text:list>
                      <text:list-item>
                        <text:p text:style-name="P2">Aumento da gramática com uma produção do tipo </text:p>
                        <text:p text:style-name="P2">P' <text:span text:style-name="T19">→ P, se necessário</text:span></text:p>
                      </text:list-item>
                      <text:list-item>
                        <text:p text:style-name="P2"><text:span text:style-name="T19">Estado inicial é o item <text:s/>P' → .P</text:span></text:p>
                        <text:p text:style-name="P2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Qual é o estado final?</text:p>
                <text:list>
                  <text:list-item>
                    <text:p text:style-name="P2">O propósito do NFA é acompanhar o estado de uma análise sintática, e não reconhecer cadeias</text:p>
                  </text:list-item>
                  <text:list-item>
                    <text:p text:style-name="P2">O analisador decidirá quando aceitar</text:p>
                  </text:list-item>
                  <text:list-item>
                    <text:p text:style-name="P2">Este autômato não tem estado final, porém contém informações sobre aceitação de cadeia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Exemplo: construir NFA de itens LR(0) para a gramática</text:p>
                <text:p/>
                <text:p text:style-name="P2"><text:span text:style-name="T7">S'→ <text:s/>S <text:s/></text:span></text:p>
                <text:p text:style-name="P2"><text:span text:style-name="T7">S → ( S ) | </text:span><text:span text:style-name="T8">e</text:span>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Precisamos construir o DFA dos conjuntos dos itens correspondentes ao NFA</text:p>
                <text:list>
                  <text:list-item>
                    <text:p text:style-name="P2">Construção de subconjuntos</text:p>
                  </text:list-item>
                  <text:list-item>
                    <text:p text:style-name="P2">Técnica direta</text:p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écnica direta</text:p>
                <text:list>
                  <text:list-item>
                    <text:p>DFA de itens LR(0) para a gramática A'</text:p>
                  </text:list-item>
                </text:list>
                <text:p/>
                <text:p text:style-name="P2"><text:span text:style-name="T7">S'→ <text:s/>S <text:s/></text:span></text:p>
                <text:p text:style-name="P2"><text:span text:style-name="T7">S → ( S ) | </text:span><text:span text:style-name="T8">e</text:span></text:p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tômatos Finitos para Itens</text:p>
          </draw:text-box>
        </draw:frame>
        <draw:custom-shape draw:style-name="gr6" draw:text-style-name="P16" xml:id="id5" draw:id="id5" draw:layer="layout" svg:width="4.8cm" svg:height="2.6cm" svg:x="3.8cm" svg:y="5.6cm">
          <text:p text:style-name="P15"><text:span text:style-name="T27">S</text:span><text:span text:style-name="T27">' </text:span><text:span text:style-name="T27">→</text:span><text:span text:style-name="T27"> .</text:span><text:span text:style-name="T27">S</text:span></text:p>
          <text:p text:style-name="P15"><text:span text:style-name="T27">S </text:span><text:span text:style-name="T27">→</text:span><text:span text:style-name="T27"> .</text:span><text:span text:style-name="T27">( </text:span><text:span text:style-name="T27">S </text:span><text:span text:style-name="T27">)</text:span></text:p>
          <text:p text:style-name="P15"><text:span text:style-name="T27">S </text:span><text:span text:style-name="T27">→</text:span><text:span text:style-name="T27"> .</text:span><text:span text:style-name="T27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xml:id="id6" draw:id="id6" draw:layer="layout" svg:width="4.2cm" svg:height="2cm" svg:x="12cm" svg:y="5.8cm">
          <text:p text:style-name="P15"><text:span text:style-name="T27">S' → S.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xml:id="id10" draw:id="id10" draw:layer="layout" svg:width="5.4cm" svg:height="1.8cm" svg:x="20.8cm" svg:y="11.6cm">
          <text:p text:style-name="P15"><text:span text:style-name="T27">S → ( S ).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7" draw:id="id7" draw:layer="layout" svg:width="5.2cm" svg:height="2.4cm" svg:x="3.6cm" svg:y="14.8cm">
          <text:p text:style-name="P15"><text:span text:style-name="T27">S → ( .S )</text:span></text:p>
          <text:p text:style-name="P15"><text:span text:style-name="T27">S → .( S )</text:span></text:p>
          <text:p text:style-name="P15"><text:span text:style-name="T27">S → .e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xml:id="id8" draw:id="id8" draw:layer="layout" svg:width="4.2cm" svg:height="1.8cm" svg:x="12.4cm" svg:y="11cm">
          <text:p text:style-name="P15"><text:span text:style-name="T27">S → e.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9" draw:id="id9" draw:layer="layout" svg:width="5.8cm" svg:height="2cm" svg:x="13.6cm" svg:y="16.2cm">
          <text:p text:style-name="P15"><text:span text:style-name="T27">S → ( S .)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type="line" svg:x1="1.051cm" svg:y1="6.926cm" svg:x2="3.8cm" svg:y2="6.9cm" draw:end-shape="id5" draw:end-glue-point="3" svg:d="M1051 6926l2749-26" svg:viewBox="0 0 2750 27">
          <text:p/>
        </draw:connector>
        <draw:connector draw:style-name="gr3" draw:text-style-name="P8" draw:layer="layout" draw:type="line" svg:x1="8.6cm" svg:y1="6.9cm" svg:x2="12cm" svg:y2="6.8cm" draw:start-shape="id5" draw:start-glue-point="1" draw:end-shape="id6" svg:d="M8600 6900l3400-100" svg:viewBox="0 0 3401 101">
          <text:p/>
        </draw:connector>
        <draw:frame draw:style-name="gr12" draw:text-style-name="P17" draw:layer="layout" svg:width="0.925cm" svg:height="0.962cm" svg:x="9.6cm" svg:y="5.8cm">
          <draw:text-box>
            <text:p><text:span text:style-name="T27">S</text:span></text:p>
          </draw:text-box>
        </draw:frame>
        <draw:connector draw:style-name="gr3" draw:text-style-name="P8" draw:layer="layout" draw:type="line" svg:x1="6.2cm" svg:y1="8.2cm" svg:x2="6.2cm" svg:y2="14.8cm" draw:start-shape="id5" draw:start-glue-point="2" draw:end-shape="id7" draw:end-glue-point="0" svg:d="M6200 8200v6600" svg:viewBox="0 0 1 6601">
          <text:p/>
        </draw:connector>
        <draw:connector draw:style-name="gr3" draw:text-style-name="P8" draw:layer="layout" draw:type="line" svg:x1="8.8cm" svg:y1="16cm" svg:x2="14.5cm" svg:y2="12.8cm" draw:start-shape="id7" draw:start-glue-point="1" draw:end-shape="id8" draw:end-glue-point="2" svg:d="M8800 16000l5700-3200" svg:viewBox="0 0 5701 3201">
          <text:p/>
        </draw:connector>
        <draw:connector draw:style-name="gr3" draw:text-style-name="P8" draw:layer="layout" draw:type="line" svg:x1="8.6cm" svg:y1="6.9cm" svg:x2="14.5cm" svg:y2="11cm" draw:start-shape="id5" draw:end-shape="id8" draw:end-glue-point="0" svg:d="M8600 6900l5900 4100" svg:viewBox="0 0 5901 4101">
          <text:p/>
        </draw:connector>
        <draw:connector draw:style-name="gr3" draw:text-style-name="P8" draw:layer="layout" draw:type="line" svg:x1="8.8cm" svg:y1="16cm" svg:x2="13.6cm" svg:y2="17.2cm" draw:start-shape="id7" draw:end-shape="id9" draw:end-glue-point="3" svg:d="M8800 16000l4800 1200" svg:viewBox="0 0 4801 1201">
          <text:p/>
        </draw:connector>
        <draw:connector draw:style-name="gr3" draw:text-style-name="P8" draw:layer="layout" draw:type="line" svg:x1="19.4cm" svg:y1="17.2cm" svg:x2="23.5cm" svg:y2="13.4cm" draw:start-shape="id9" draw:start-glue-point="1" draw:end-shape="id10" draw:end-glue-point="2" svg:d="M19400 17200l4100-3800" svg:viewBox="0 0 4101 3801">
          <text:p/>
        </draw:connector>
        <draw:connector draw:style-name="gr3" draw:text-style-name="P8" draw:layer="layout" draw:type="curve" svg:x1="6.2cm" svg:y1="17.2cm" svg:x2="3.6cm" svg:y2="16cm" draw:start-shape="id7" draw:start-glue-point="2" draw:end-shape="id7" draw:end-glue-point="3" svg:d="M6200 17200c0 751-1551 627-2389 139s-962-1339-211-1339" svg:viewBox="0 0 3098 1735">
          <text:p/>
        </draw:connector>
        <draw:frame draw:style-name="gr12" draw:text-style-name="P17" draw:layer="layout" svg:width="0.925cm" svg:height="0.962cm" svg:x="11.2cm" svg:y="15.8cm">
          <draw:text-box>
            <text:p><text:span text:style-name="T27">S</text:span></text:p>
          </draw:text-box>
        </draw:frame>
        <draw:frame draw:style-name="gr13" draw:text-style-name="P17" draw:layer="layout" svg:width="0.714cm" svg:height="0.962cm" svg:x="5.4cm" svg:y="11.2cm">
          <draw:text-box>
            <text:p><text:span text:style-name="T27">(</text:span></text:p>
          </draw:text-box>
        </draw:frame>
        <draw:frame draw:style-name="gr13" draw:text-style-name="P17" draw:layer="layout" svg:width="0.714cm" svg:height="0.962cm" svg:x="3.2cm" svg:y="18.288cm">
          <draw:text-box>
            <text:p><text:span text:style-name="T27">(</text:span></text:p>
          </draw:text-box>
        </draw:frame>
        <draw:frame draw:style-name="gr14" draw:text-style-name="P18" draw:layer="layout" svg:width="0.853cm" svg:height="0.962cm" svg:x="10.947cm" svg:y="13.4cm">
          <draw:text-box>
            <text:p><text:span text:style-name="T28">e</text:span></text:p>
          </draw:text-box>
        </draw:frame>
        <draw:frame draw:style-name="gr15" draw:text-style-name="P18" draw:layer="layout" svg:width="0.853cm" svg:height="0.962cm" svg:x="12cm" svg:y="8.238cm">
          <draw:text-box>
            <text:p><text:span text:style-name="T28">e</text:span></text:p>
          </draw:text-box>
        </draw:frame>
        <draw:frame draw:style-name="gr13" draw:text-style-name="P17" draw:layer="layout" svg:width="0.714cm" svg:height="0.962cm" svg:x="20.486cm" svg:y="14.638cm">
          <draw:text-box>
            <text:p><text:span text:style-name="T27">)</text:span></text:p>
          </draw:text-box>
        </draw:frame>
        <draw:custom-shape draw:style-name="gr16" draw:text-style-name="P20" draw:layer="layout" svg:width="0.8cm" svg:height="0.8cm" svg:x="7.6cm" svg:y="7.2cm">
          <text:p text:style-name="P1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15.2cm" svg:y="6.6cm">
          <text:p text:style-name="P1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15.4cm" svg:y="11.8cm">
          <text:p text:style-name="P19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7.6cm" svg:y="16cm">
          <text:p text:style-name="P1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18.2cm" svg:y="17.2cm">
          <text:p text:style-name="P19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24.8cm" svg:y="12.2cm">
          <text:p text:style-name="P19"><text:span text:style-name="T2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1" draw:layer="layout" svg:width="5cm" svg:height="5.8cm" svg:x="20.4cm" svg:y="3.8cm" presentation:class="outline" presentation:user-transformed="true">
          <draw:text-box>
            <text:p text:style-name="P3"><text:span text:style-name="T29"><text:s/></text:span><text:span text:style-name="T29">S' → S</text:span></text:p>
            <text:p text:style-name="P3"><text:span text:style-name="T29"><text:s/></text:span><text:span text:style-name="T29">S → ( S )</text:span></text:p>
            <text:p text:style-name="P3"><text:span text:style-name="T29"><text:s/></text:span><text:span text:style-name="T29">S → 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tômatos Finitos para Iten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Distinção entre os itens de um DFA formado por conjuntos de itens LR(0)</text:p>
                <text:list>
                  <text:list-item>
                    <text:p text:style-name="P2"><text:span text:style-name="T4">Itens de núcleo</text:span> – Itens que geram o estado como alvos de transições não vazias</text:p>
                  </text:list-item>
                  <text:list-item>
                    <text:p text:style-name="P2"><text:span text:style-name="T4">Itens de fecho</text:span> – Itens que são adicionados ao estado durante um <text:span text:style-name="T26">ε</text:span><text:span text:style-name="T30">-fecho</text:span></text:p>
                  </text:list-item>
                </text:list>
              </text:list-item>
              <text:list-item>
                <text:p text:style-name="P2"><text:span text:style-name="T30">Os itens de núcleo determinam de forma única o estado e suas transições</text:span></text:p>
              </text:list-item>
              <text:list-item>
                <text:p text:style-name="P2"><text:span text:style-name="T30">Apenas os itens de núcleo precisam ser especificados para caracterizar de forma completa o DFA de conjuntos de ite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presentation:style-name="pr4" draw:text-style-name="P2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2">O algoritmo depende do acompanhamento do estado corrente do DFA do conjunto de itens</text:p>
              </text:list-item>
              <text:list-item>
                <text:p text:style-name="P2">Precisamos alterar a pilha de análise sintática, adicionando os números dos estados correntes</text:p>
              </text:list-item>
              <text:list-item>
                <text:p text:style-name="P2">Com a adição de um símbolo à pilha, seu número de estado também é adicionado</text:p>
                <text:list>
                  <text:list-item>
                    <text:p text:style-name="P2">Poderíamos apenas trabalhar com os números dos estados na pilha, pois os estados contém toda a informação sobre os símbo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presentation:style-name="pr4" draw:layer="layout" svg:width="24.639cm" svg:height="3.98cm" svg:x="1.4cm" svg:y="5.82cm" presentation:class="outline" presentation:user-transformed="true">
          <draw:text-box>
            <text:list text:style-name="L2">
              <text:list-item>
                <text:p>O algoritmo de análise sintática LR(0) escolhe uma ação com base no estado corrente do DFA, que é sempre o estado no topo da pilha</text:p>
              </text:list-item>
            </text:list>
          </draw:text-box>
        </draw:frame>
        <draw:frame draw:style-name="gr17" draw:layer="layout" svg:width="19.398cm" svg:height="1.943cm" svg:x="3.6cm" svg:y="10.4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4">Pilha de Análise Sintática</text:span></text:p>
              </table:table-cell>
              <table:table-cell>
                <text:p text:style-name="P22"><text:span text:style-name="T4">Entrada</text:span></text:p>
              </table:table-cell>
            </table:table-row>
            <table:table-row table:style-name="ro1">
              <table:table-cell table:style-name="ce2">
                <text:p>$ 0</text:p>
              </table:table-cell>
              <table:table-cell table:style-name="ce3">
                <text:p text:style-name="P23">Cadeia de Entrada$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layer="layout" svg:width="19.76cm" svg:height="1.943cm" svg:x="3.369cm" svg:y="14.57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2"><text:span text:style-name="T4">Pilha de Análise Sintática</text:span></text:p>
              </table:table-cell>
              <table:table-cell>
                <text:p text:style-name="P22"><text:span text:style-name="T4">Entrada</text:span></text:p>
              </table:table-cell>
            </table:table-row>
            <table:table-row table:style-name="ro1">
              <table:table-cell table:style-name="ce2">
                <text:p>$ 0 n 2</text:p>
              </table:table-cell>
              <table:table-cell table:style-name="ce3">
                <text:p text:style-name="P23">Restante da Cadeia de Entrada$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presentation:style-name="pr4" draw:text-style-name="P2" draw:layer="layout" svg:width="25.199cm" svg:height="12.179cm" svg:x="1.601cm" svg:y="4.914cm" presentation:class="outline" presentation:user-transformed="true">
          <draw:text-box>
            <text:list text:style-name="L2">
              <text:list-item>
                <text:p text:style-name="P2">Se o estado corrente <text:span text:style-name="T18">s</text:span> contiver um item para a forma </text:p>
                <text:p text:style-name="P2">A →<text:span text:style-name="T3">β.X</text:span><text:span text:style-name="T15">η</text:span><text:span text:style-name="T3">, onde X é um terminal</text:span></text:p>
                <text:list>
                  <text:list-item>
                    <text:p text:style-name="P2"><text:span text:style-name="T3">Carregar o </text:span><text:span text:style-name="T11">token</text:span><text:span text:style-name="T13"> corrente na entrada para a pilha</text:span></text:p>
                  </text:list-item>
                </text:list>
              </text:list-item>
              <text:list-item>
                <text:p text:style-name="P2"><text:span text:style-name="T13">Se esse </text:span><text:span text:style-name="T11">token</text:span><text:span text:style-name="T13"> for X e o estado </text:span><text:span text:style-name="T11">s</text:span><text:span text:style-name="T13"> contiver o item </text:span></text:p>
                <text:p text:style-name="P2"><text:span text:style-name="T13">A →β.X</text:span><text:span text:style-name="T15">η</text:span><text:span text:style-name="T13">, então o novo estado da pilha é o estado que contém o item A →βX.</text:span><text:span text:style-name="T15">η</text:span></text:p>
              </text:list-item>
              <text:list-item>
                <text:p text:style-name="P2"><text:span text:style-name="T13">Se esse </text:span><text:span text:style-name="T11">token</text:span><text:span text:style-name="T13"> não for X para algum item no estado </text:span><text:span text:style-name="T11">s</text:span><text:span text:style-name="T13">, aconteceu um err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presentation:style-name="pr4" draw:text-style-name="P2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2">Se o estado <text:span text:style-name="T18">s</text:span> contiver um item completo </text:p>
              </text:list-item>
              <text:list-item>
                <text:p text:style-name="P2"><text:span text:style-name="T31">X →</text:span>ω<text:span text:style-name="T3">.</text:span> <text:s/>então a ação é reduzir pela regra </text:p>
                <text:p text:style-name="P5"><text:span text:style-name="T31">X →</text:span>ω</text:p>
              </text:list-item>
              <text:list-item>
                <text:p text:style-name="P2">Uma redução por S' → S, onde S' é o estado inicial, é equivalente a aceitação, se a entrada estiver vazia</text:p>
                <text:list>
                  <text:list-item>
                    <text:p text:style-name="P2">Caso contrário, acusar er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Em todos os outros casos, a redução por uma regra</text:p>
              </text:list-item>
              <text:list-item>
                <text:p text:style-name="P2"><text:span text:style-name="T31">A →</text:span><text:span text:style-name="T22">α</text:span><text:span text:style-name="T6"> </text:span>ocorre da seguinte maneira</text:p>
                <text:list>
                  <text:list-item>
                    <text:p text:style-name="P2"><text:span text:style-name="T32">Remova a cadeia </text:span><text:span text:style-name="T33">α</text:span><text:span text:style-name="T3"> e todos os estados correspondentes da pilha</text:span></text:p>
                  </text:list-item>
                  <text:list-item>
                    <text:p text:style-name="P5"><text:span text:style-name="T33">Retorne no DFA para o estado no qual se iniciou a construção de α</text:span></text:p>
                  </text:list-item>
                  <text:list-item>
                    <text:p text:style-name="P24"><text:span text:style-name="T33">Pela construção do DFA, esse estado deve conter um item na forma C → ρ.Aφ (ou seja, que está prestes a ler um A)</text:span></text:p>
                  </text:list-item>
                  <text:list-item>
                    <text:p text:style-name="P2"><text:span text:style-name="T3">Coloque na pilha o símbolo </text:span><text:span text:style-name="T11">A</text:span><text:span text:style-name="T3"> e o estado que contém o item </text:span></text:p>
                    <text:p text:style-name="P25"><text:span text:style-name="T3">C → ρA.φ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Seja a gramática S'</text:p>
              </text:list-item>
              <text:list-item>
                <text:p text:style-name="P2">Considere a cadeia de entrada <text:span text:style-name="T4">( ( e ) )</text:span></text:p>
              </text:list-item>
              <text:list-item>
                <text:p text:style-name="P2">Vamos desenvolver o autômato de itens LR(0) para essa gramática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1">O Algoritmo de Análise LR(0)</text:p>
          </draw:text-box>
        </draw:frame>
        <draw:custom-shape draw:style-name="gr6" draw:text-style-name="P16" xml:id="id11" draw:id="id11" draw:layer="layout" svg:width="4.8cm" svg:height="2.6cm" svg:x="3.8cm" svg:y="5.6cm">
          <text:p text:style-name="P15"><text:span text:style-name="T27">S' → .S</text:span></text:p>
          <text:p text:style-name="P15"><text:span text:style-name="T27">S → .( S )</text:span></text:p>
          <text:p text:style-name="P15"><text:span text:style-name="T27">S → .e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xml:id="id12" draw:id="id12" draw:layer="layout" svg:width="4.2cm" svg:height="2cm" svg:x="12cm" svg:y="5.8cm">
          <text:p text:style-name="P15"><text:span text:style-name="T27">S' → S.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xml:id="id16" draw:id="id16" draw:layer="layout" svg:width="5.4cm" svg:height="1.8cm" svg:x="20.8cm" svg:y="11.6cm">
          <text:p text:style-name="P15"><text:span text:style-name="T27">S → ( S ).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13" draw:id="id13" draw:layer="layout" svg:width="5.2cm" svg:height="2.4cm" svg:x="3.6cm" svg:y="14.8cm">
          <text:p text:style-name="P15"><text:span text:style-name="T27">S → ( .S )</text:span></text:p>
          <text:p text:style-name="P15"><text:span text:style-name="T27">S → .( S )</text:span></text:p>
          <text:p text:style-name="P15"><text:span text:style-name="T27">S → .e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xml:id="id14" draw:id="id14" draw:layer="layout" svg:width="4.2cm" svg:height="1.8cm" svg:x="12.4cm" svg:y="11cm">
          <text:p text:style-name="P15"><text:span text:style-name="T27">S → e.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5" draw:id="id15" draw:layer="layout" svg:width="5.8cm" svg:height="2cm" svg:x="13.6cm" svg:y="16.2cm">
          <text:p text:style-name="P15"><text:span text:style-name="T27">S → ( S .)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type="line" svg:x1="1.051cm" svg:y1="6.926cm" svg:x2="3.8cm" svg:y2="6.9cm" draw:end-shape="id11" draw:end-glue-point="3" svg:d="M1051 6926l2749-26" svg:viewBox="0 0 2750 27">
          <text:p/>
        </draw:connector>
        <draw:connector draw:style-name="gr3" draw:text-style-name="P8" draw:layer="layout" draw:type="line" svg:x1="8.6cm" svg:y1="6.9cm" svg:x2="12cm" svg:y2="6.8cm" draw:start-shape="id11" draw:start-glue-point="1" draw:end-shape="id12" svg:d="M8600 6900l3400-100" svg:viewBox="0 0 3401 101">
          <text:p/>
        </draw:connector>
        <draw:frame draw:style-name="gr12" draw:text-style-name="P17" draw:layer="layout" svg:width="0.925cm" svg:height="0.962cm" svg:x="9.6cm" svg:y="5.8cm">
          <draw:text-box>
            <text:p><text:span text:style-name="T27">S</text:span></text:p>
          </draw:text-box>
        </draw:frame>
        <draw:connector draw:style-name="gr3" draw:text-style-name="P8" draw:layer="layout" draw:type="line" svg:x1="6.2cm" svg:y1="8.2cm" svg:x2="6.2cm" svg:y2="14.8cm" draw:start-shape="id11" draw:start-glue-point="2" draw:end-shape="id13" draw:end-glue-point="0" svg:d="M6200 8200v6600" svg:viewBox="0 0 1 6601">
          <text:p/>
        </draw:connector>
        <draw:connector draw:style-name="gr3" draw:text-style-name="P8" draw:layer="layout" draw:type="line" svg:x1="8.8cm" svg:y1="16cm" svg:x2="14.5cm" svg:y2="12.8cm" draw:start-shape="id13" draw:start-glue-point="1" draw:end-shape="id14" draw:end-glue-point="2" svg:d="M8800 16000l5700-3200" svg:viewBox="0 0 5701 3201">
          <text:p/>
        </draw:connector>
        <draw:connector draw:style-name="gr3" draw:text-style-name="P8" draw:layer="layout" draw:type="line" svg:x1="8.6cm" svg:y1="6.9cm" svg:x2="14.5cm" svg:y2="11cm" draw:start-shape="id11" draw:end-shape="id14" draw:end-glue-point="0" svg:d="M8600 6900l5900 4100" svg:viewBox="0 0 5901 4101">
          <text:p/>
        </draw:connector>
        <draw:connector draw:style-name="gr3" draw:text-style-name="P8" draw:layer="layout" draw:type="line" svg:x1="8.8cm" svg:y1="16cm" svg:x2="13.6cm" svg:y2="17.2cm" draw:start-shape="id13" draw:end-shape="id15" draw:end-glue-point="3" svg:d="M8800 16000l4800 1200" svg:viewBox="0 0 4801 1201">
          <text:p/>
        </draw:connector>
        <draw:connector draw:style-name="gr3" draw:text-style-name="P8" draw:layer="layout" draw:type="line" svg:x1="19.4cm" svg:y1="17.2cm" svg:x2="23.5cm" svg:y2="13.4cm" draw:start-shape="id15" draw:start-glue-point="1" draw:end-shape="id16" draw:end-glue-point="2" svg:d="M19400 17200l4100-3800" svg:viewBox="0 0 4101 3801">
          <text:p/>
        </draw:connector>
        <draw:connector draw:style-name="gr3" draw:text-style-name="P8" draw:layer="layout" draw:type="curve" svg:x1="6.2cm" svg:y1="17.2cm" svg:x2="3.6cm" svg:y2="16cm" draw:start-shape="id13" draw:start-glue-point="2" draw:end-shape="id13" draw:end-glue-point="3" svg:d="M6200 17200c0 751-1551 627-2389 139s-962-1339-211-1339" svg:viewBox="0 0 3098 1735">
          <text:p/>
        </draw:connector>
        <draw:frame draw:style-name="gr12" draw:text-style-name="P17" draw:layer="layout" svg:width="0.925cm" svg:height="0.962cm" svg:x="11.2cm" svg:y="15.8cm">
          <draw:text-box>
            <text:p><text:span text:style-name="T27">S</text:span></text:p>
          </draw:text-box>
        </draw:frame>
        <draw:frame draw:style-name="gr13" draw:text-style-name="P17" draw:layer="layout" svg:width="0.714cm" svg:height="0.962cm" svg:x="5.4cm" svg:y="11.2cm">
          <draw:text-box>
            <text:p><text:span text:style-name="T27">(</text:span></text:p>
          </draw:text-box>
        </draw:frame>
        <draw:frame draw:style-name="gr13" draw:text-style-name="P17" draw:layer="layout" svg:width="0.714cm" svg:height="0.962cm" svg:x="3.2cm" svg:y="18.288cm">
          <draw:text-box>
            <text:p><text:span text:style-name="T27">(</text:span></text:p>
          </draw:text-box>
        </draw:frame>
        <draw:frame draw:style-name="gr14" draw:text-style-name="P18" draw:layer="layout" svg:width="0.853cm" svg:height="0.962cm" svg:x="10.947cm" svg:y="13.4cm">
          <draw:text-box>
            <text:p><text:span text:style-name="T28">e</text:span></text:p>
          </draw:text-box>
        </draw:frame>
        <draw:frame draw:style-name="gr15" draw:text-style-name="P18" draw:layer="layout" svg:width="0.853cm" svg:height="0.962cm" svg:x="12cm" svg:y="8.238cm">
          <draw:text-box>
            <text:p><text:span text:style-name="T28">e</text:span></text:p>
          </draw:text-box>
        </draw:frame>
        <draw:frame draw:style-name="gr13" draw:text-style-name="P17" draw:layer="layout" svg:width="0.714cm" svg:height="0.962cm" svg:x="20.486cm" svg:y="14.638cm">
          <draw:text-box>
            <text:p><text:span text:style-name="T27">)</text:span></text:p>
          </draw:text-box>
        </draw:frame>
        <draw:custom-shape draw:style-name="gr16" draw:text-style-name="P20" draw:layer="layout" svg:width="0.8cm" svg:height="0.8cm" svg:x="7.6cm" svg:y="7.2cm">
          <text:p text:style-name="P1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15.2cm" svg:y="6.6cm">
          <text:p text:style-name="P1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15.4cm" svg:y="11.8cm">
          <text:p text:style-name="P19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7.6cm" svg:y="16cm">
          <text:p text:style-name="P1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18.2cm" svg:y="17.2cm">
          <text:p text:style-name="P19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8cm" svg:height="0.8cm" svg:x="24.8cm" svg:y="12.2cm">
          <text:p text:style-name="P19"><text:span text:style-name="T2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1" draw:layer="layout" svg:width="5cm" svg:height="5.8cm" svg:x="20.4cm" svg:y="3.8cm" presentation:class="outline" presentation:user-transformed="true">
          <draw:text-box>
            <text:p text:style-name="P3"><text:span text:style-name="T29"><text:s/></text:span><text:span text:style-name="T29">S' → S</text:span></text:p>
            <text:p text:style-name="P3"><text:span text:style-name="T29"><text:s/></text:span><text:span text:style-name="T29">S → ( S )</text:span></text:p>
            <text:p text:style-name="P3"><text:span text:style-name="T29"><text:s/></text:span><text:span text:style-name="T29">S → 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draw:style-name="gr17" draw:layer="layout" svg:width="24.903cm" svg:height="9.719cm" svg:x="1.4cm" svg:y="5.8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style-name="ce2"/>
              <table:table-cell>
                <text:p text:style-name="P22"><text:span text:style-name="T4">Pilha de análise Sintática</text:span></text:p>
              </table:table-cell>
              <table:table-cell table:style-name="ce4">
                <text:p text:style-name="P26"><text:span text:style-name="T4">Entrada</text:span></text:p>
              </table:table-cell>
              <table:table-cell>
                <text:p text:style-name="P22"><text:span text:style-name="T4">Ação</text:span></text:p>
              </table:table-cell>
            </table:table-row>
            <table:table-row table:style-name="ro2" table:default-cell-style-name="ce2">
              <table:table-cell>
                <text:p>1</text:p>
              </table:table-cell>
              <table:table-cell>
                <text:p>$ 0</text:p>
              </table:table-cell>
              <table:table-cell table:style-name="ce3">
                <text:p text:style-name="P23">( ( e ) ) $</text:p>
              </table:table-cell>
              <table:table-cell>
                <text:p>carrega</text:p>
              </table:table-cell>
            </table:table-row>
            <table:table-row table:style-name="ro1" table:default-cell-style-name="ce2">
              <table:table-cell>
                <text:p>2</text:p>
              </table:table-cell>
              <table:table-cell>
                <text:p>$ 0 ( 3</text:p>
              </table:table-cell>
              <table:table-cell table:style-name="ce3">
                <text:p text:style-name="P23">( e ) ) $</text:p>
              </table:table-cell>
              <table:table-cell>
                <text:p>carrega</text:p>
              </table:table-cell>
            </table:table-row>
            <table:table-row table:style-name="ro1" table:default-cell-style-name="ce2">
              <table:table-cell>
                <text:p>3</text:p>
              </table:table-cell>
              <table:table-cell>
                <text:p>$ 0 ( 3 ( 3</text:p>
              </table:table-cell>
              <table:table-cell table:style-name="ce3">
                <text:p text:style-name="P23">e ) ) $</text:p>
              </table:table-cell>
              <table:table-cell>
                <text:p>carrega</text:p>
              </table:table-cell>
            </table:table-row>
            <table:table-row table:style-name="ro1" table:default-cell-style-name="ce2">
              <table:table-cell>
                <text:p>4</text:p>
              </table:table-cell>
              <table:table-cell>
                <text:p>$ 0 ( 3 ( 3 e 2</text:p>
              </table:table-cell>
              <table:table-cell table:style-name="ce3">
                <text:p text:style-name="P23">) ) $</text:p>
              </table:table-cell>
              <table:table-cell>
                <text:p>reduz S → e</text:p>
              </table:table-cell>
            </table:table-row>
            <table:table-row table:style-name="ro1" table:default-cell-style-name="ce2">
              <table:table-cell>
                <text:p>5</text:p>
              </table:table-cell>
              <table:table-cell>
                <text:p>$ 0 ( 3 ( 3 S 4</text:p>
              </table:table-cell>
              <table:table-cell table:style-name="ce3">
                <text:p text:style-name="P23">) ) $</text:p>
              </table:table-cell>
              <table:table-cell>
                <text:p>carrega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$ 0 ( 3 ( 3 S 4 ) 5</text:p>
              </table:table-cell>
              <table:table-cell table:style-name="ce3">
                <text:p text:style-name="P23">) $</text:p>
              </table:table-cell>
              <table:table-cell>
                <text:p>reduz S → ( S )</text:p>
              </table:table-cell>
            </table:table-row>
            <table:table-row table:style-name="ro1" table:default-cell-style-name="ce2">
              <table:table-cell>
                <text:p>7</text:p>
              </table:table-cell>
              <table:table-cell>
                <text:p>$ 0 ( 3 S 4</text:p>
              </table:table-cell>
              <table:table-cell table:style-name="ce3">
                <text:p text:style-name="P23">) $</text:p>
              </table:table-cell>
              <table:table-cell>
                <text:p>carrega</text:p>
              </table:table-cell>
            </table:table-row>
            <table:table-row table:style-name="ro1" table:default-cell-style-name="ce2">
              <table:table-cell>
                <text:p>8</text:p>
              </table:table-cell>
              <table:table-cell>
                <text:p>$ 0 ( 3 S 4 ) 5</text:p>
              </table:table-cell>
              <table:table-cell table:style-name="ce3">
                <text:p text:style-name="P23">$</text:p>
              </table:table-cell>
              <table:table-cell>
                <text:p>reduz S → ( S )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$ 0 S 1</text:p>
              </table:table-cell>
              <table:table-cell table:style-name="ce3">
                <text:p text:style-name="P23">$</text:p>
              </table:table-cell>
              <table:table-cell>
                <text:p>aceit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presentation:style-name="pr4" draw:text-style-name="P2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2">O DFA de itens LR(0) e as ações especificadas pelo algoritmo de análise sintática podem ser combinados em uma única tabela de análise sintática</text:p>
                <text:list>
                  <text:list-item>
                    <text:p text:style-name="P2">A análise LR(0) torna-se um método de análise sintática baseado em tabelas</text:p>
                  </text:list-item>
                </text:list>
              </text:list-item>
              <text:list-item>
                <text:p text:style-name="P2">Construção da tabela</text:p>
                <text:list>
                  <text:list-item>
                    <text:p text:style-name="P2">Rotular as linhas com os estados do DFA</text:p>
                  </text:list-item>
                  <text:list-item>
                    <text:p text:style-name="P2">Uma coluna para as ações de carregar ou reduzir</text:p>
                  </text:list-item>
                  <text:list-item>
                    <text:p text:style-name="P2">Uma coluna de escolhas de regras para as reduções</text:p>
                  </text:list-item>
                  <text:list-item>
                    <text:p text:style-name="P2">Uma coluna para os <text:span text:style-name="T18">tokens</text:span><text:span text:style-name="T19">, indicando o estado de “carregar”</text:span></text:p>
                  </text:list-item>
                  <text:list-item>
                    <text:p text:style-name="P2"><text:span text:style-name="T19">Uma coluna para tratar dos não-termin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draw:style-name="gr17" draw:layer="layout" svg:width="25.198cm" svg:height="7.775cm" svg:x="1.4cm" svg:y="4.914cm" presentation:class="tabl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5">
              <table:table-cell>
                <text:p text:style-name="P27"><text:span text:style-name="T4">Estado</text:span></text:p>
              </table:table-cell>
              <table:table-cell>
                <text:p text:style-name="P27"><text:span text:style-name="T4">Ação</text:span></text:p>
              </table:table-cell>
              <table:table-cell>
                <text:p text:style-name="P27"><text:span text:style-name="T4">Regra</text:span></text:p>
              </table:table-cell>
              <table:table-cell table:number-columns-spanned="3">
                <text:p text:style-name="P27"><text:span text:style-name="T4">Entrada</text:span></text:p>
              </table:table-cell>
              <table:covered-table-cell/>
              <table:covered-table-cell/>
              <table:table-cell>
                <text:p text:style-name="P27"><text:span text:style-name="T4">Ir-Para</text:span></text:p>
              </table:table-cell>
            </table:table-row>
            <table:table-row table:style-name="ro1" table:default-cell-style-name="ce5">
              <table:table-cell table:style-name="ce2"/>
              <table:table-cell table:style-name="ce2"/>
              <table:table-cell table:style-name="ce2"/>
              <table:table-cell>
                <text:p text:style-name="P27"><text:span text:style-name="T4">(</text:span></text:p>
              </table:table-cell>
              <table:table-cell>
                <text:p text:style-name="P27"><text:span text:style-name="T4">e</text:span></text:p>
              </table:table-cell>
              <table:table-cell>
                <text:p text:style-name="P27"><text:span text:style-name="T4">)</text:span></text:p>
              </table:table-cell>
              <table:table-cell>
                <text:p text:style-name="P27"><text:span text:style-name="T4">S</text:span></text:p>
              </table:table-cell>
            </table:table-row>
            <table:table-row table:style-name="ro1" table:default-cell-style-name="ce6">
              <table:table-cell table:style-name="ce2">
                <text:p>0</text:p>
              </table:table-cell>
              <table:table-cell table:style-name="ce2">
                <text:p>carrega</text:p>
              </table:table-cell>
              <table:table-cell table:style-name="ce2"/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/>
              <table:table-cell>
                <text:p text:style-name="P11">1</text:p>
              </table:table-cell>
            </table:table-row>
            <table:table-row table:style-name="ro1" table:default-cell-style-name="ce6">
              <table:table-cell table:style-name="ce2">
                <text:p>1</text:p>
              </table:table-cell>
              <table:table-cell table:style-name="ce2">
                <text:p>reduz</text:p>
              </table:table-cell>
              <table:table-cell table:style-name="ce2">
                <text:p>S' → S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 table:style-name="ce2">
                <text:p>2</text:p>
              </table:table-cell>
              <table:table-cell table:style-name="ce2">
                <text:p>reduz</text:p>
              </table:table-cell>
              <table:table-cell table:style-name="ce2">
                <text:p>S → e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 table:style-name="ce2">
                <text:p>3</text:p>
              </table:table-cell>
              <table:table-cell table:style-name="ce2">
                <text:p>carrega</text:p>
              </table:table-cell>
              <table:table-cell table:style-name="ce2"/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/>
              <table:table-cell>
                <text:p text:style-name="P11">4</text:p>
              </table:table-cell>
            </table:table-row>
            <table:table-row table:style-name="ro1" table:default-cell-style-name="ce6">
              <table:table-cell table:style-name="ce2">
                <text:p>4</text:p>
              </table:table-cell>
              <table:table-cell table:style-name="ce2">
                <text:p>carrega</text:p>
              </table:table-cell>
              <table:table-cell table:style-name="ce2"/>
              <table:table-cell/>
              <table:table-cell/>
              <table:table-cell>
                <text:p text:style-name="P11">5</text:p>
              </table:table-cell>
              <table:table-cell/>
            </table:table-row>
            <table:table-row table:style-name="ro1" table:default-cell-style-name="ce6">
              <table:table-cell table:style-name="ce2">
                <text:p>5</text:p>
              </table:table-cell>
              <table:table-cell table:style-name="ce2">
                <text:p>reduz</text:p>
              </table:table-cell>
              <table:table-cell table:style-name="ce2">
                <text:p>S → ( S )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rcício</text:p>
          </draw:text-box>
        </draw:frame>
        <draw:frame presentation:style-name="pr4" draw:text-style-name="P4" draw:layer="layout" svg:width="12.2cm" svg:height="12.18cm" svg:x="1.4cm" svg:y="5.82cm" presentation:class="outline" presentation:user-transformed="true">
          <draw:text-box>
            <text:list text:style-name="L2">
              <text:list-item>
                <text:p text:style-name="P3"><text:span text:style-name="T7">A gramática abaixo é LR(0)?</text:span></text:p>
                <text:list>
                  <text:list-header>
                    <text:p text:style-name="P2"><text:span text:style-name="T7">E' → E</text:span></text:p>
                    <text:p text:style-name="P2"><text:span text:style-name="T7">E → E + n | n</text:span></text:p>
                  </text:list-header>
                </text:list>
              </text:list-item>
            </text:list>
          </draw:text-box>
        </draw:frame>
        <draw:frame presentation:style-name="pr4" draw:layer="layout" svg:width="12.2cm" svg:height="12.18cm" svg:x="14cm" svg:y="5.82cm" presentation:class="outline" presentation:user-transformed="true">
          <draw:text-box>
            <text:list text:style-name="L2">
              <text:list-header>
                <text:p>E' → .E</text:p>
                <text:p>E' → E.</text:p>
                <text:p>E → .E + n</text:p>
                <text:p>E → E .+ n</text:p>
                <text:p>E → E + .n</text:p>
                <text:p>E → E + n.</text:p>
                <text:p>E → .n</text:p>
                <text:p>E → 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rcíc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ruir NFA e DFA de itens LR(0) para a gramática</text:p>
                <text:p/>
                <text:list>
                  <text:list-header>
                    <text:p><text:span text:style-name="T34">E' → E</text:span></text:p>
                    <text:p><text:span text:style-name="T26">E → E </text:span><text:span text:style-name="T2">+ n</text:span><text:span text:style-name="T26"> | </text:span><text:span text:style-name="T2">n</text:span><text:span text:style-name="T26">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rcício</text:p>
          </draw:text-box>
        </draw:frame>
        <draw:custom-shape draw:style-name="gr18" draw:text-style-name="P20" xml:id="id17" draw:id="id17" draw:layer="layout" svg:width="5cm" svg:height="1.8cm" svg:x="4.401cm" svg:y="5.672cm">
          <text:p text:style-name="P19"><text:span text:style-name="T27">E' → 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18" draw:id="id18" draw:layer="layout" svg:width="5cm" svg:height="1.8cm" svg:x="12.201cm" svg:y="5.672cm">
          <text:p text:style-name="P19"><text:span text:style-name="T27">E' → E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7" draw:layer="layout" svg:width="0.786cm" svg:height="0.962cm" svg:x="6.115cm" svg:y="8.2cm">
          <draw:text-box>
            <text:p><text:span text:style-name="T35">ε</text:span></text:p>
          </draw:text-box>
        </draw:frame>
        <draw:connector draw:style-name="gr3" draw:text-style-name="P8" draw:layer="layout" draw:type="line" svg:x1="1.558cm" svg:y1="6.576cm" svg:x2="4.401cm" svg:y2="6.572cm" draw:end-shape="id17" draw:end-glue-point="6" svg:d="M1558 6576l2843-4" svg:viewBox="0 0 2844 5">
          <text:p/>
        </draw:connector>
        <draw:connector draw:style-name="gr3" draw:text-style-name="P8" draw:layer="layout" draw:type="line" svg:x1="9.401cm" svg:y1="6.572cm" svg:x2="12.201cm" svg:y2="6.572cm" draw:start-shape="id17" draw:start-glue-point="10" draw:end-shape="id18" draw:end-glue-point="6" svg:d="M9401 6572h2800" svg:viewBox="0 0 2801 1">
          <text:p/>
        </draw:connector>
        <draw:frame draw:style-name="gr19" draw:text-style-name="P17" draw:layer="layout" svg:width="0.925cm" svg:height="0.962cm" svg:x="10.076cm" svg:y="5.61cm">
          <draw:text-box>
            <text:p><text:span text:style-name="T27">E</text:span></text:p>
          </draw:text-box>
        </draw:frame>
        <draw:custom-shape draw:style-name="gr18" draw:text-style-name="P20" xml:id="id19" draw:id="id19" draw:layer="layout" svg:width="5cm" svg:height="1.8cm" svg:x="4.401cm" svg:y="10.6cm">
          <text:p text:style-name="P19"><text:span text:style-name="T27">E → .E +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21" draw:id="id21" draw:layer="layout" svg:width="5cm" svg:height="1.8cm" svg:x="4.401cm" svg:y="15.2cm">
          <text:p text:style-name="P19"><text:span text:style-name="T27">E → E. +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20" draw:id="id20" draw:layer="layout" svg:width="5cm" svg:height="1.8cm" svg:x="12.401cm" svg:y="10.6cm">
          <text:p text:style-name="P19"><text:span text:style-name="T27">E → .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22" draw:id="id22" draw:layer="layout" svg:width="5cm" svg:height="1.8cm" svg:x="13.001cm" svg:y="15.2cm">
          <text:p text:style-name="P19"><text:span text:style-name="T27">E → E +.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24" draw:id="id24" draw:layer="layout" svg:width="5cm" svg:height="1.8cm" svg:x="20.4cm" svg:y="10.6cm">
          <text:p text:style-name="P19"><text:span text:style-name="T27">E → 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23" draw:id="id23" draw:layer="layout" svg:width="5cm" svg:height="1.8cm" svg:x="21.201cm" svg:y="15.2cm">
          <text:p text:style-name="P19"><text:span text:style-name="T27">E → E + 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8" draw:layer="layout" draw:type="line" svg:x1="6.901cm" svg:y1="7.472cm" svg:x2="6.901cm" svg:y2="10.6cm" draw:start-shape="id17" draw:start-glue-point="8" draw:end-shape="id19" draw:end-glue-point="4" svg:d="M6901 7472v3128" svg:viewBox="0 0 1 3129">
          <text:p/>
        </draw:connector>
        <draw:connector draw:style-name="gr3" draw:text-style-name="P8" draw:layer="layout" draw:type="line" svg:x1="8.669cm" svg:y1="7.209cm" svg:x2="14.901cm" svg:y2="10.6cm" draw:start-shape="id17" draw:start-glue-point="9" draw:end-shape="id20" draw:end-glue-point="4" svg:d="M8669 7209l6232 3391" svg:viewBox="0 0 6233 3392">
          <text:p/>
        </draw:connector>
        <draw:connector draw:style-name="gr3" draw:text-style-name="P8" draw:layer="layout" draw:type="line" svg:x1="9.401cm" svg:y1="16.1cm" svg:x2="13.001cm" svg:y2="16.1cm" draw:start-shape="id21" draw:start-glue-point="10" draw:end-shape="id22" draw:end-glue-point="6" svg:d="M9401 16100h3600" svg:viewBox="0 0 3601 1">
          <text:p/>
        </draw:connector>
        <draw:connector draw:style-name="gr3" draw:text-style-name="P8" draw:layer="layout" draw:type="line" svg:x1="18.001cm" svg:y1="16.1cm" svg:x2="21.201cm" svg:y2="16.1cm" draw:start-shape="id22" draw:start-glue-point="10" draw:end-shape="id23" draw:end-glue-point="6" svg:d="M18001 16100h3200" svg:viewBox="0 0 3201 1">
          <text:p/>
        </draw:connector>
        <draw:frame draw:style-name="gr20" draw:text-style-name="P17" draw:layer="layout" svg:width="0.786cm" svg:height="0.962cm" svg:x="11.8cm" svg:y="8.038cm">
          <draw:text-box>
            <text:p><text:span text:style-name="T35">ε</text:span></text:p>
          </draw:text-box>
        </draw:frame>
        <draw:frame draw:style-name="gr19" draw:text-style-name="P17" draw:layer="layout" svg:width="0.724cm" svg:height="0.962cm" svg:x="10.877cm" svg:y="15.2cm">
          <draw:text-box>
            <text:p><text:span text:style-name="T27">+</text:span></text:p>
          </draw:text-box>
        </draw:frame>
        <draw:frame draw:style-name="gr20" draw:text-style-name="P17" draw:layer="layout" svg:width="0.714cm" svg:height="0.962cm" svg:x="19.201cm" svg:y="15cm">
          <draw:text-box>
            <text:p><text:span text:style-name="T27">n</text:span></text:p>
          </draw:text-box>
        </draw:frame>
        <draw:connector draw:style-name="gr3" draw:text-style-name="P8" draw:layer="layout" draw:type="line" svg:x1="6.901cm" svg:y1="12.4cm" svg:x2="6.901cm" svg:y2="15.2cm" draw:start-shape="id19" draw:start-glue-point="8" draw:end-shape="id21" draw:end-glue-point="4" svg:d="M6901 12400v2800" svg:viewBox="0 0 1 2801">
          <text:p/>
        </draw:connector>
        <draw:connector draw:style-name="gr3" draw:text-style-name="P8" draw:layer="layout" draw:type="line" svg:x1="9.401cm" svg:y1="11.5cm" svg:x2="12.401cm" svg:y2="11.5cm" draw:start-shape="id19" draw:start-glue-point="10" draw:end-shape="id20" draw:end-glue-point="6" svg:d="M9401 11500h3000" svg:viewBox="0 0 3001 1">
          <text:p/>
        </draw:connector>
        <draw:connector draw:style-name="gr3" draw:text-style-name="P8" draw:layer="layout" draw:type="line" svg:x1="17.401cm" svg:y1="11.5cm" svg:x2="20.4cm" svg:y2="11.5cm" draw:start-shape="id20" draw:start-glue-point="10" draw:end-shape="id24" draw:end-glue-point="6" svg:d="M17401 11500h2999" svg:viewBox="0 0 3000 1">
          <text:p/>
        </draw:connector>
        <draw:frame draw:style-name="gr20" draw:text-style-name="P17" draw:layer="layout" svg:width="0.786cm" svg:height="0.962cm" svg:x="10.214cm" svg:y="10.4cm">
          <draw:text-box>
            <text:p><text:span text:style-name="T35">ε</text:span></text:p>
          </draw:text-box>
        </draw:frame>
        <draw:frame draw:style-name="gr20" draw:text-style-name="P17" draw:layer="layout" svg:width="0.714cm" svg:height="0.962cm" svg:x="18.286cm" svg:y="10.4cm">
          <draw:text-box>
            <text:p><text:span text:style-name="T27">n</text:span></text:p>
          </draw:text-box>
        </draw:frame>
        <draw:frame draw:style-name="gr19" draw:text-style-name="P17" draw:layer="layout" svg:width="0.925cm" svg:height="0.962cm" svg:x="6.901cm" svg:y="13.2cm">
          <draw:text-box>
            <text:p><text:span text:style-name="T27">E</text:span></text:p>
          </draw:text-box>
        </draw:frame>
        <draw:connector draw:style-name="gr3" draw:text-style-name="P8" draw:layer="layout" draw:type="curve" svg:x1="5.133cm" svg:y1="12.137cm" svg:x2="4.401cm" svg:y2="11.5cm" draw:start-shape="id19" draw:start-glue-point="7" draw:end-shape="id19" draw:end-glue-point="6" svg:d="M5133 12137c0 1147-617 956-988 510s-495-1147 256-1147" svg:viewBox="0 0 1283 1497">
          <text:p/>
        </draw:connector>
        <draw:frame draw:style-name="gr20" draw:text-style-name="P17" draw:layer="layout" svg:width="0.786cm" svg:height="0.962cm" svg:x="3.4cm" svg:y="12.2cm">
          <draw:text-box>
            <text:p><text:span text:style-name="T35">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rcício</text:p>
          </draw:text-box>
        </draw:frame>
        <draw:custom-shape draw:style-name="gr21" draw:text-style-name="P16" xml:id="id25" draw:id="id25" draw:layer="layout" svg:width="4.2cm" svg:height="3.2cm" svg:x="3.8cm" svg:y="5.6cm">
          <text:p text:style-name="P15"><text:span text:style-name="T27">E' → .E</text:span></text:p>
          <text:p text:style-name="P15"><text:span text:style-name="T27">E → .E + n</text:span></text:p>
          <text:p text:style-name="P15"><text:span text:style-name="T27">E → .n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26" draw:id="id26" draw:layer="layout" svg:width="4.4cm" svg:height="2cm" svg:x="3.8cm" svg:y="11.8cm">
          <text:p text:style-name="P15"><text:span text:style-name="T27">E → n.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27" draw:id="id27" draw:layer="layout" svg:width="5cm" svg:height="2.8cm" svg:x="11.4cm" svg:y="5.8cm">
          <text:p text:style-name="P15"><text:span text:style-name="T27">E' → E .</text:span></text:p>
          <text:p text:style-name="P15"><text:span text:style-name="T27">E → E. + n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28" draw:id="id28" draw:layer="layout" svg:width="4.4cm" svg:height="2cm" svg:x="11.8cm" svg:y="11.4cm">
          <text:p text:style-name="P15"><text:span text:style-name="T27">E → E + .n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29" draw:id="id29" draw:layer="layout" svg:width="4.4cm" svg:height="2cm" svg:x="20.4cm" svg:y="11.4cm">
          <text:p text:style-name="P15"><text:span text:style-name="T27">E → E + n.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type="line" svg:x1="5.9cm" svg:y1="8.8cm" svg:x2="6cm" svg:y2="11.8cm" draw:start-shape="id25" draw:start-glue-point="2" draw:end-shape="id26" draw:end-glue-point="0" svg:d="M5900 8800l100 3000" svg:viewBox="0 0 101 3001">
          <text:p/>
        </draw:connector>
        <draw:connector draw:style-name="gr3" draw:text-style-name="P8" draw:layer="layout" draw:type="line" svg:x1="8cm" svg:y1="7.2cm" svg:x2="11.4cm" svg:y2="7.2cm" draw:start-shape="id25" draw:start-glue-point="1" draw:end-shape="id27" svg:d="M8000 7200h3400" svg:viewBox="0 0 3401 1">
          <text:p/>
        </draw:connector>
        <draw:connector draw:style-name="gr3" draw:text-style-name="P8" draw:layer="layout" draw:type="line" svg:x1="13.9cm" svg:y1="8.6cm" svg:x2="14cm" svg:y2="11.4cm" draw:start-shape="id27" draw:start-glue-point="2" draw:end-shape="id28" draw:end-glue-point="0" svg:d="M13900 8600l100 2800" svg:viewBox="0 0 101 2801">
          <text:p/>
        </draw:connector>
        <draw:connector draw:style-name="gr3" draw:text-style-name="P8" draw:layer="layout" draw:type="line" svg:x1="16.2cm" svg:y1="12.4cm" svg:x2="20.4cm" svg:y2="12.4cm" draw:start-shape="id28" draw:start-glue-point="1" draw:end-shape="id29" draw:end-glue-point="3" svg:d="M16200 12400h4200" svg:viewBox="0 0 4201 1">
          <text:p/>
        </draw:connector>
        <draw:frame draw:style-name="gr24" draw:text-style-name="P17" draw:layer="layout" svg:width="0.853cm" svg:height="0.962cm" svg:x="6.147cm" svg:y="9.438cm">
          <draw:text-box>
            <text:p><text:span text:style-name="T27">n</text:span></text:p>
          </draw:text-box>
        </draw:frame>
        <draw:frame draw:style-name="gr25" draw:text-style-name="P17" draw:layer="layout" svg:width="0.925cm" svg:height="0.962cm" svg:x="9.2cm" svg:y="6.4cm">
          <draw:text-box>
            <text:p><text:span text:style-name="T27">E</text:span></text:p>
          </draw:text-box>
        </draw:frame>
        <draw:frame draw:style-name="gr26" draw:text-style-name="P17" draw:layer="layout" svg:width="0.875cm" svg:height="0.962cm" svg:x="12.8cm" svg:y="9.238cm">
          <draw:text-box>
            <text:p><text:span text:style-name="T27">+</text:span></text:p>
          </draw:text-box>
        </draw:frame>
        <draw:frame draw:style-name="gr24" draw:text-style-name="P17" draw:layer="layout" svg:width="0.853cm" svg:height="0.962cm" svg:x="17.8cm" svg:y="11.438cm">
          <draw:text-box>
            <text:p><text:span text:style-name="T27">n</text:span></text:p>
          </draw:text-box>
        </draw:frame>
        <draw:custom-shape draw:style-name="gr27" draw:text-style-name="P20" draw:layer="layout" svg:width="0.8cm" svg:height="0.8cm" svg:x="7cm" svg:y="7.8cm">
          <text:p text:style-name="P1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8cm" svg:height="0.8cm" svg:x="15.4cm" svg:y="7.8cm">
          <text:p text:style-name="P1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8cm" svg:height="0.8cm" svg:x="7.2cm" svg:y="12.8cm">
          <text:p text:style-name="P1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8cm" svg:height="0.8cm" svg:x="15.2cm" svg:y="12.4cm">
          <text:p text:style-name="P19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8cm" svg:height="0.8cm" svg:x="23.8cm" svg:y="12.4cm">
          <text:p text:style-name="P19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rcício</text:p>
          </draw:text-box>
        </draw:frame>
        <draw:custom-shape draw:style-name="gr28" draw:text-style-name="P16" xml:id="id30" draw:id="id30" draw:layer="layout" svg:width="4.2cm" svg:height="3.2cm" svg:x="3.8cm" svg:y="5.6cm">
          <text:p text:style-name="P15"><text:span text:style-name="T27">E' → .E</text:span></text:p>
          <text:p text:style-name="P15"><text:span text:style-name="T27">E → .E + n</text:span></text:p>
          <text:p text:style-name="P15"><text:span text:style-name="T27">E → .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xml:id="id31" draw:id="id31" draw:layer="layout" svg:width="4.4cm" svg:height="2cm" svg:x="3.8cm" svg:y="11.8cm">
          <text:p text:style-name="P15"><text:span text:style-name="T27">E → n.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32" draw:id="id32" draw:layer="layout" svg:width="5cm" svg:height="2.8cm" svg:x="11.4cm" svg:y="5.8cm">
          <text:p text:style-name="P15"><text:span text:style-name="T27">E' → E .</text:span></text:p>
          <text:p text:style-name="P15"><text:span text:style-name="T27">E → E. + 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xml:id="id33" draw:id="id33" draw:layer="layout" svg:width="4.4cm" svg:height="2cm" svg:x="11.8cm" svg:y="11.4cm">
          <text:p text:style-name="P15"><text:span text:style-name="T27">E → E + .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xml:id="id34" draw:id="id34" draw:layer="layout" svg:width="4.4cm" svg:height="2cm" svg:x="20.4cm" svg:y="11.4cm">
          <text:p text:style-name="P15"><text:span text:style-name="T27">E → E + n.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type="line" svg:x1="5.9cm" svg:y1="8.8cm" svg:x2="6cm" svg:y2="11.8cm" draw:start-shape="id30" draw:start-glue-point="2" draw:end-shape="id31" draw:end-glue-point="0" svg:d="M5900 8800l100 3000" svg:viewBox="0 0 101 3001">
          <text:p/>
        </draw:connector>
        <draw:connector draw:style-name="gr3" draw:text-style-name="P8" draw:layer="layout" draw:type="line" svg:x1="8cm" svg:y1="7.2cm" svg:x2="11.4cm" svg:y2="7.2cm" draw:start-shape="id30" draw:start-glue-point="1" draw:end-shape="id32" svg:d="M8000 7200h3400" svg:viewBox="0 0 3401 1">
          <text:p/>
        </draw:connector>
        <draw:connector draw:style-name="gr3" draw:text-style-name="P8" draw:layer="layout" draw:type="line" svg:x1="13.9cm" svg:y1="8.6cm" svg:x2="14cm" svg:y2="11.4cm" draw:start-shape="id32" draw:start-glue-point="2" draw:end-shape="id33" draw:end-glue-point="0" svg:d="M13900 8600l100 2800" svg:viewBox="0 0 101 2801">
          <text:p/>
        </draw:connector>
        <draw:connector draw:style-name="gr3" draw:text-style-name="P8" draw:layer="layout" draw:type="line" svg:x1="16.2cm" svg:y1="12.4cm" svg:x2="20.4cm" svg:y2="12.4cm" draw:start-shape="id33" draw:start-glue-point="1" draw:end-shape="id34" draw:end-glue-point="3" svg:d="M16200 12400h4200" svg:viewBox="0 0 4201 1">
          <text:p/>
        </draw:connector>
        <draw:frame draw:style-name="gr31" draw:text-style-name="P17" draw:layer="layout" svg:width="0.853cm" svg:height="0.962cm" svg:x="6.147cm" svg:y="9.438cm">
          <draw:text-box>
            <text:p><text:span text:style-name="T27">n</text:span></text:p>
          </draw:text-box>
        </draw:frame>
        <draw:frame draw:style-name="gr32" draw:text-style-name="P17" draw:layer="layout" svg:width="0.925cm" svg:height="0.962cm" svg:x="9.2cm" svg:y="6.4cm">
          <draw:text-box>
            <text:p><text:span text:style-name="T27">E</text:span></text:p>
          </draw:text-box>
        </draw:frame>
        <draw:frame draw:style-name="gr33" draw:text-style-name="P17" draw:layer="layout" svg:width="0.875cm" svg:height="0.962cm" svg:x="12.8cm" svg:y="9.238cm">
          <draw:text-box>
            <text:p><text:span text:style-name="T27">+</text:span></text:p>
          </draw:text-box>
        </draw:frame>
        <draw:frame draw:style-name="gr31" draw:text-style-name="P17" draw:layer="layout" svg:width="0.853cm" svg:height="0.962cm" svg:x="17.8cm" svg:y="11.438cm">
          <draw:text-box>
            <text:p><text:span text:style-name="T27">n</text:span></text:p>
          </draw:text-box>
        </draw:frame>
        <draw:custom-shape draw:style-name="gr34" draw:text-style-name="P20" draw:layer="layout" svg:width="0.8cm" svg:height="0.8cm" svg:x="7cm" svg:y="7.8cm">
          <text:p text:style-name="P1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8cm" svg:height="0.8cm" svg:x="15.4cm" svg:y="7.8cm">
          <text:p text:style-name="P1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8cm" svg:height="0.8cm" svg:x="7.2cm" svg:y="12.8cm">
          <text:p text:style-name="P1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8cm" svg:height="0.8cm" svg:x="15.2cm" svg:y="12.4cm">
          <text:p text:style-name="P19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8cm" svg:height="0.8cm" svg:x="23.8cm" svg:y="12.4cm">
          <text:p text:style-name="P19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A gramática abaixo é LR(0)?</text:p>
                <text:p text:style-name="P2"/>
                <text:p text:style-name="P25">S' → S</text:p>
                <text:p text:style-name="P2">S →<text:span text:style-name="T4"> (</text:span> S <text:span text:style-name="T4">)</text:span> S | <text:span text:style-name="T26">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4" draw:layer="layout" svg:width="13.4cm" svg:height="12.18cm" svg:x="1.4cm" svg:y="5.82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list>
                  <text:list-header>
                    <text:p text:style-name="P2"><text:span text:style-name="T7">S' → S</text:span></text:p>
                    <text:p text:style-name="P2"><text:span text:style-name="T7">S → ( S ) S | </text:span><text:span text:style-name="T36">ε</text:span></text:p>
                  </text:list-header>
                </text:list>
              </text:list-header>
              <text:list-item>
                <text:p text:style-name="P2"><text:span text:style-name="T36">Essa gramática tem:</text:span></text:p>
                <text:list>
                  <text:list-item>
                    <text:p text:style-name="P2"><text:span text:style-name="T36">Três escolhas de produção </text:span></text:p>
                  </text:list-item>
                  <text:list-item>
                    <text:p text:style-name="P2"><text:span text:style-name="T36">Oito itens</text:span></text:p>
                  </text:list-item>
                </text:list>
              </text:list-item>
            </text:list>
          </draw:text-box>
        </draw:frame>
        <draw:frame presentation:style-name="pr4" draw:layer="layout" svg:width="10.6cm" svg:height="12.18cm" svg:x="14.8cm" svg:y="5.82cm" presentation:class="outline" presentation:user-transformed="true">
          <draw:text-box>
            <text:list text:style-name="L2">
              <text:list-header>
                <text:p>S' → .S</text:p>
                <text:p>S' → S.</text:p>
                <text:p>S → .( S ) S</text:p>
                <text:p>S → ( .S ) S</text:p>
                <text:p>S → ( S .) S</text:p>
                <text:p>S → ( S ) .S</text:p>
                <text:p>S → ( S ) S.</text:p>
                <text:p>S → 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custom-shape draw:style-name="gr18" draw:text-style-name="P20" xml:id="id35" draw:id="id35" draw:layer="layout" svg:width="5cm" svg:height="1.8cm" svg:x="4.4cm" svg:y="5.672cm">
          <text:p text:style-name="P19"><text:span text:style-name="T27">S' → .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36" draw:id="id36" draw:layer="layout" svg:width="5cm" svg:height="1.8cm" svg:x="12.2cm" svg:y="5.672cm">
          <text:p text:style-name="P19"><text:span text:style-name="T27">S' → S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7" draw:layer="layout" svg:width="0.786cm" svg:height="0.962cm" svg:x="6.114cm" svg:y="8.2cm">
          <draw:text-box>
            <text:p><text:span text:style-name="T35">ε</text:span></text:p>
          </draw:text-box>
        </draw:frame>
        <draw:connector draw:style-name="gr3" draw:text-style-name="P8" draw:layer="layout" draw:type="line" svg:x1="1.557cm" svg:y1="6.576cm" svg:x2="4.4cm" svg:y2="6.572cm" draw:end-shape="id35" draw:end-glue-point="6" svg:d="M1557 6576l2843-4" svg:viewBox="0 0 2844 5">
          <text:p/>
        </draw:connector>
        <draw:connector draw:style-name="gr3" draw:text-style-name="P8" draw:layer="layout" draw:type="line" svg:x1="9.4cm" svg:y1="6.572cm" svg:x2="12.2cm" svg:y2="6.572cm" draw:start-shape="id35" draw:start-glue-point="10" draw:end-shape="id36" draw:end-glue-point="6" svg:d="M9400 6572h2800" svg:viewBox="0 0 2801 1">
          <text:p/>
        </draw:connector>
        <draw:frame draw:style-name="gr19" draw:text-style-name="P17" draw:layer="layout" svg:width="0.925cm" svg:height="0.962cm" svg:x="10.075cm" svg:y="5.61cm">
          <draw:text-box>
            <text:p><text:span text:style-name="T27">S</text:span></text:p>
          </draw:text-box>
        </draw:frame>
        <draw:custom-shape draw:style-name="gr18" draw:text-style-name="P20" xml:id="id37" draw:id="id37" draw:layer="layout" svg:width="5cm" svg:height="1.8cm" svg:x="4.4cm" svg:y="10.6cm">
          <text:p text:style-name="P19"><text:span text:style-name="T27">S → . ( S ) 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41" draw:id="id41" draw:layer="layout" svg:width="5cm" svg:height="1.8cm" svg:x="4.4cm" svg:y="15.2cm">
          <text:p text:style-name="P19"><text:span text:style-name="T27">S → ( .S ) 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38" draw:id="id38" draw:layer="layout" svg:width="5cm" svg:height="1.8cm" svg:x="12.4cm" svg:y="10.6cm">
          <text:p text:style-name="P19"><text:span text:style-name="T27">S →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42" draw:id="id42" draw:layer="layout" svg:width="5cm" svg:height="1.8cm" svg:x="13cm" svg:y="15.2cm">
          <text:p text:style-name="P19"><text:span text:style-name="T27">S → ( S .) 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40" draw:id="id40" draw:layer="layout" svg:width="5cm" svg:height="1.8cm" svg:x="20.4cm" svg:y="10.8cm">
          <text:p text:style-name="P19"><text:span text:style-name="T27">S → ( S ) 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39" draw:id="id39" draw:layer="layout" svg:width="5cm" svg:height="1.8cm" svg:x="21.2cm" svg:y="15.2cm">
          <text:p text:style-name="P19"><text:span text:style-name="T27">S → ( S ) .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8" draw:layer="layout" draw:type="line" svg:x1="6.9cm" svg:y1="7.472cm" svg:x2="6.9cm" svg:y2="10.6cm" draw:start-shape="id35" draw:start-glue-point="8" draw:end-shape="id37" draw:end-glue-point="4" svg:d="M6900 7472v3128" svg:viewBox="0 0 1 3129">
          <text:p/>
        </draw:connector>
        <draw:connector draw:style-name="gr3" draw:text-style-name="P8" draw:layer="layout" draw:type="line" svg:x1="8.668cm" svg:y1="7.209cm" svg:x2="14.9cm" svg:y2="10.6cm" draw:start-shape="id35" draw:start-glue-point="9" draw:end-shape="id38" draw:end-glue-point="4" svg:d="M8668 7209l6232 3391" svg:viewBox="0 0 6233 3392">
          <text:p/>
        </draw:connector>
        <draw:connector draw:style-name="gr3" draw:text-style-name="P8" draw:layer="layout" draw:type="line" svg:x1="23.7cm" svg:y1="15.2cm" svg:x2="22.9cm" svg:y2="12.6cm" draw:start-shape="id39" draw:start-glue-point="4" draw:end-shape="id40" draw:end-glue-point="8" svg:d="M23700 15200l-800-2600" svg:viewBox="0 0 801 2601">
          <text:p/>
        </draw:connector>
        <draw:connector draw:style-name="gr3" draw:text-style-name="P8" draw:layer="layout" draw:type="line" svg:x1="21.932cm" svg:y1="15.463cm" svg:x2="16.668cm" svg:y2="12.137cm" draw:start-shape="id39" draw:start-glue-point="5" draw:end-shape="id38" draw:end-glue-point="9" svg:d="M21932 15463l-5264-3326" svg:viewBox="0 0 5265 3327">
          <text:p/>
        </draw:connector>
        <draw:connector draw:style-name="gr3" draw:text-style-name="P8" draw:layer="layout" draw:type="line" svg:x1="8.668cm" svg:y1="15.463cm" svg:x2="13.132cm" svg:y2="12.137cm" draw:start-shape="id41" draw:start-glue-point="11" draw:end-shape="id38" draw:end-glue-point="7" svg:d="M8668 15463l4464-3326" svg:viewBox="0 0 4465 3327">
          <text:p/>
        </draw:connector>
        <draw:connector draw:style-name="gr3" draw:text-style-name="P8" draw:layer="layout" draw:type="line" svg:x1="9.4cm" svg:y1="16.1cm" svg:x2="13cm" svg:y2="16.1cm" draw:start-shape="id41" draw:start-glue-point="10" draw:end-shape="id42" draw:end-glue-point="6" svg:d="M9400 16100h3600" svg:viewBox="0 0 3601 1">
          <text:p/>
        </draw:connector>
        <draw:connector draw:style-name="gr3" draw:text-style-name="P8" draw:layer="layout" draw:type="line" svg:x1="18cm" svg:y1="16.1cm" svg:x2="21.2cm" svg:y2="16.1cm" draw:start-shape="id42" draw:start-glue-point="10" draw:end-shape="id39" draw:end-glue-point="6" svg:d="M18000 16100h3200" svg:viewBox="0 0 3201 1">
          <text:p/>
        </draw:connector>
        <draw:connector draw:style-name="gr3" draw:text-style-name="P8" draw:layer="layout" draw:type="line" svg:x1="6.9cm" svg:y1="15.2cm" svg:x2="6.9cm" svg:y2="12.4cm" draw:start-shape="id41" draw:start-glue-point="4" draw:end-shape="id37" draw:end-glue-point="8" svg:d="M6900 15200v-2800" svg:viewBox="0 0 1 2801">
          <text:p/>
        </draw:connector>
        <draw:connector draw:style-name="gr3" draw:text-style-name="P8" draw:layer="layout" svg:x1="23.7cm" svg:y1="17cm" svg:x2="4.4cm" svg:y2="11.5cm" draw:start-shape="id39" draw:start-glue-point="8" draw:end-shape="id37" draw:end-glue-point="6" svg:d="M23700 17000v502h-19801v-6002h501" svg:viewBox="0 0 19802 6003">
          <text:p/>
        </draw:connector>
        <draw:frame draw:style-name="gr5" draw:text-style-name="P17" draw:layer="layout" svg:width="0.786cm" svg:height="0.962cm" svg:x="11.6cm" svg:y="7.8cm">
          <draw:text-box>
            <text:p><text:span text:style-name="T35">ε</text:span></text:p>
          </draw:text-box>
        </draw:frame>
        <draw:frame draw:style-name="gr20" draw:text-style-name="P17" draw:layer="layout" svg:width="0.786cm" svg:height="0.962cm" svg:x="19.214cm" svg:y="12.638cm">
          <draw:text-box>
            <text:p><text:span text:style-name="T35">ε</text:span></text:p>
          </draw:text-box>
        </draw:frame>
        <draw:frame draw:style-name="gr5" draw:text-style-name="P17" draw:layer="layout" svg:width="0.786cm" svg:height="0.962cm" svg:x="7.014cm" svg:y="13cm">
          <draw:text-box>
            <text:p><text:span text:style-name="T35">ε</text:span></text:p>
          </draw:text-box>
        </draw:frame>
        <draw:frame draw:style-name="gr20" draw:text-style-name="P17" draw:layer="layout" svg:width="0.786cm" svg:height="0.962cm" svg:x="10.4cm" svg:y="12.638cm">
          <draw:text-box>
            <text:p><text:span text:style-name="T35">ε</text:span></text:p>
          </draw:text-box>
        </draw:frame>
        <draw:frame draw:style-name="gr5" draw:text-style-name="P17" draw:layer="layout" svg:width="0.786cm" svg:height="0.962cm" svg:x="12.4cm" svg:y="18.038cm">
          <draw:text-box>
            <text:p><text:span text:style-name="T35">ε</text:span></text:p>
          </draw:text-box>
        </draw:frame>
        <draw:connector draw:style-name="gr3" draw:text-style-name="P8" draw:layer="layout" draw:type="curve" svg:x1="5.132cm" svg:y1="12.137cm" svg:x2="5.132cm" svg:y2="15.463cm" draw:start-shape="id37" draw:start-glue-point="7" draw:end-shape="id41" draw:end-glue-point="5" svg:d="M5132 12137v3326" svg:viewBox="0 0 1 3327">
          <text:p/>
        </draw:connector>
        <draw:frame draw:style-name="gr19" draw:text-style-name="P17" draw:layer="layout" svg:width="0.925cm" svg:height="0.962cm" svg:x="23.475cm" svg:y="13.2cm">
          <draw:text-box>
            <text:p><text:span text:style-name="T27">S</text:span></text:p>
          </draw:text-box>
        </draw:frame>
        <draw:frame draw:style-name="gr19" draw:text-style-name="P17" draw:layer="layout" svg:width="0.724cm" svg:height="0.962cm" svg:x="10.876cm" svg:y="15.2cm">
          <draw:text-box>
            <text:p><text:span text:style-name="T27">S</text:span></text:p>
          </draw:text-box>
        </draw:frame>
        <draw:frame draw:style-name="gr35" draw:text-style-name="P17" draw:layer="layout" svg:width="0.714cm" svg:height="1.762cm" svg:x="4.4cm" svg:y="13cm">
          <draw:text-box>
            <text:p><text:span text:style-name="T27">(</text:span></text:p>
          </draw:text-box>
        </draw:frame>
        <draw:frame draw:style-name="gr20" draw:text-style-name="P17" draw:layer="layout" svg:width="0.714cm" svg:height="0.962cm" svg:x="19.2cm" svg:y="15cm">
          <draw:text-box>
            <text:p><text:span text:style-name="T27">)</text:span></text:p>
          </draw:text-box>
        </draw:frame>
        <draw:frame presentation:style-name="pr5" draw:layer="layout" svg:width="9.199cm" svg:height="1.8cm" svg:x="18.001cm" svg:y="5.2cm" presentation:class="outline" presentation:user-transformed="true">
          <draw:text-box>
            <text:list text:style-name="L2">
              <text:list-header>
                <text:p><text:span text:style-name="T37">S → </text:span><text:span text:style-name="T38">(</text:span><text:span text:style-name="T37"> S </text:span><text:span text:style-name="T38">)</text:span><text:span text:style-name="T37"> S | </text:span><text:span text:style-name="T39">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DFA de itens LR(0) para a gramática S':</text:p>
                <text:p text:style-name="P2"/>
                <text:list>
                  <text:list-header>
                    <text:p>S' → S</text:p>
                    <text:p>S →<text:span text:style-name="T4"> (</text:span> S <text:span text:style-name="T4">)</text:span> S </text:p>
                    <text:p>S → <text:span text:style-name="T26">ε</text:span></text:p>
                  </text:list-header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ômatos Finitos para Itens</text:p>
          </draw:text-box>
        </draw:frame>
        <draw:custom-shape draw:style-name="gr36" draw:text-style-name="P16" xml:id="id43" draw:id="id43" draw:layer="layout" svg:width="5cm" svg:height="3.2cm" svg:x="3.4cm" svg:y="6.2cm">
          <text:p text:style-name="P15"><text:span text:style-name="T27">S' → .S</text:span></text:p>
          <text:p text:style-name="P15"><text:span text:style-name="T27">S → .( S ) S</text:span></text:p>
          <text:p text:style-name="P15"><text:span text:style-name="T27">S → .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xml:id="id45" draw:id="id45" draw:layer="layout" svg:width="4.8cm" svg:height="3.4cm" svg:x="3.4cm" svg:y="12cm">
          <text:p text:style-name="P15"><text:span text:style-name="T27">S → ( .S ) S</text:span></text:p>
          <text:p text:style-name="P15"><text:span text:style-name="T27">S → .( S ) S</text:span></text:p>
          <text:p text:style-name="P15"><text:span text:style-name="T27">S → .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xml:id="id44" draw:id="id44" draw:layer="layout" svg:width="4.8cm" svg:height="2.4cm" svg:x="11.2cm" svg:y="6.6cm">
          <text:p text:style-name="P15"><text:span text:style-name="T27">S' → S.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xml:id="id46" draw:id="id46" draw:layer="layout" svg:width="4.8cm" svg:height="2.561cm" svg:x="11.8cm" svg:y="9.639cm">
          <text:p text:style-name="P15"><text:span text:style-name="T27">S → ( S .) S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xml:id="id47" draw:id="id47" draw:layer="layout" svg:width="4.8cm" svg:height="2.4cm" svg:x="11.8cm" svg:y="14.8cm">
          <text:p text:style-name="P15"><text:span text:style-name="T27">S → ( S ) .S</text:span></text:p>
          <text:p text:style-name="P15"><text:span text:style-name="T27">S → .( S ) S</text:span></text:p>
          <text:p text:style-name="P15"><text:span text:style-name="T27">S → .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xml:id="id48" draw:id="id48" draw:layer="layout" svg:width="4.8cm" svg:height="2.4cm" svg:x="20.4cm" svg:y="14.6cm">
          <text:p text:style-name="P15"><text:span text:style-name="T27">S → ( S ) S.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type="line" svg:x1="8.4cm" svg:y1="7.8cm" svg:x2="11.2cm" svg:y2="7.8cm" draw:start-shape="id43" draw:start-glue-point="1" draw:end-shape="id44" draw:end-glue-point="3" svg:d="M8400 7800h2800" svg:viewBox="0 0 2801 1">
          <text:p/>
        </draw:connector>
        <draw:connector draw:style-name="gr3" draw:text-style-name="P8" draw:layer="layout" draw:type="line" svg:x1="5.9cm" svg:y1="9.4cm" svg:x2="5.8cm" svg:y2="12cm" draw:start-shape="id43" draw:start-glue-point="2" draw:end-shape="id45" draw:end-glue-point="0" svg:d="M5900 9400l-100 2600" svg:viewBox="0 0 101 2601">
          <text:p/>
        </draw:connector>
        <draw:connector draw:style-name="gr3" draw:text-style-name="P8" draw:layer="layout" draw:type="line" svg:x1="1.362cm" svg:y1="7.782cm" svg:x2="3.4cm" svg:y2="7.8cm" draw:end-shape="id43" draw:end-glue-point="3" svg:d="M1362 7782l2038 18" svg:viewBox="0 0 2039 19">
          <text:p/>
        </draw:connector>
        <draw:frame draw:style-name="gr4" draw:text-style-name="P17" draw:layer="layout" svg:width="0.925cm" svg:height="0.962cm" svg:x="9.275cm" svg:y="6.6cm">
          <draw:text-box>
            <text:p><text:span text:style-name="T27">S</text:span></text:p>
          </draw:text-box>
        </draw:frame>
        <draw:frame draw:style-name="gr40" draw:text-style-name="P17" draw:layer="layout" svg:width="0.714cm" svg:height="0.962cm" svg:x="6.2cm" svg:y="10.2cm">
          <draw:text-box>
            <text:p><text:span text:style-name="T27">(</text:span></text:p>
          </draw:text-box>
        </draw:frame>
        <draw:connector draw:style-name="gr3" draw:text-style-name="P8" draw:layer="layout" draw:type="curve" draw:line-skew="0.312cm -0.311cm" svg:x1="5.8cm" svg:y1="15.4cm" svg:x2="3.4cm" svg:y2="13.7cm" draw:start-shape="id45" draw:start-glue-point="2" draw:end-shape="id45" draw:end-glue-point="3" svg:d="M5800 15400c0 1219-1606 1017-2511 287s-1107-1987 111-1987" svg:viewBox="0 0 3253 2576">
          <text:p/>
        </draw:connector>
        <draw:frame draw:style-name="gr40" draw:text-style-name="P17" draw:layer="layout" svg:width="0.714cm" svg:height="0.962cm" svg:x="2.2cm" svg:y="16cm">
          <draw:text-box>
            <text:p><text:span text:style-name="T27">(</text:span></text:p>
          </draw:text-box>
        </draw:frame>
        <draw:connector draw:style-name="gr3" draw:text-style-name="P8" draw:layer="layout" draw:type="line" svg:x1="8.2cm" svg:y1="13.7cm" svg:x2="11.8cm" svg:y2="10.919cm" draw:start-shape="id45" draw:start-glue-point="1" draw:end-shape="id46" draw:end-glue-point="3" svg:d="M8200 13700l3600-2781" svg:viewBox="0 0 3601 2782">
          <text:p/>
        </draw:connector>
        <draw:connector draw:style-name="gr3" draw:text-style-name="P8" draw:layer="layout" draw:type="line" svg:x1="14.2cm" svg:y1="12.2cm" svg:x2="14.2cm" svg:y2="14.8cm" draw:start-shape="id46" draw:start-glue-point="2" draw:end-shape="id47" draw:end-glue-point="0" svg:d="M14200 12200v2600" svg:viewBox="0 0 1 2601">
          <text:p/>
        </draw:connector>
        <draw:connector draw:style-name="gr3" draw:text-style-name="P8" draw:layer="layout" draw:type="line" svg:x1="16.6cm" svg:y1="16cm" svg:x2="20.4cm" svg:y2="15.8cm" draw:start-shape="id47" draw:start-glue-point="1" draw:end-shape="id48" draw:end-glue-point="3" svg:d="M16600 16000l3800-200" svg:viewBox="0 0 3801 201">
          <text:p/>
        </draw:connector>
        <draw:connector draw:style-name="gr3" draw:text-style-name="P8" draw:layer="layout" draw:type="line" svg:x1="11.8cm" svg:y1="16cm" svg:x2="8.444cm" svg:y2="15.253cm" draw:start-shape="id47" draw:start-glue-point="3" svg:d="M11800 16000l-3356-747" svg:viewBox="0 0 3357 748">
          <text:p/>
        </draw:connector>
        <draw:frame draw:style-name="gr4" draw:text-style-name="P17" draw:layer="layout" svg:width="0.925cm" svg:height="0.962cm" svg:x="9.075cm" svg:y="11.438cm">
          <draw:text-box>
            <text:p><text:span text:style-name="T27">S</text:span></text:p>
          </draw:text-box>
        </draw:frame>
        <draw:frame draw:style-name="gr4" draw:text-style-name="P17" draw:layer="layout" svg:width="0.925cm" svg:height="0.962cm" svg:x="18.2cm" svg:y="14.8cm">
          <draw:text-box>
            <text:p><text:span text:style-name="T27">S</text:span></text:p>
          </draw:text-box>
        </draw:frame>
        <draw:frame draw:style-name="gr40" draw:text-style-name="P17" draw:layer="layout" svg:width="0.714cm" svg:height="0.962cm" svg:x="10cm" svg:y="14.4cm">
          <draw:text-box>
            <text:p><text:span text:style-name="T27">(</text:span></text:p>
          </draw:text-box>
        </draw:frame>
        <draw:frame draw:style-name="gr40" draw:text-style-name="P17" draw:layer="layout" svg:width="0.714cm" svg:height="0.962cm" svg:x="14.486cm" svg:y="12.8cm">
          <draw:text-box>
            <text:p><text:span text:style-name="T27">)</text:span></text:p>
          </draw:text-box>
        </draw:frame>
        <draw:custom-shape draw:style-name="gr41" draw:text-style-name="P20" draw:layer="layout" svg:width="0.8cm" svg:height="0.8cm" svg:x="7.4cm" svg:y="8.4cm">
          <text:p text:style-name="P1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0.8cm" svg:height="0.8cm" svg:x="15cm" svg:y="8cm">
          <text:p text:style-name="P1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0.8cm" svg:height="0.8cm" svg:x="7.2cm" svg:y="14.4cm">
          <text:p text:style-name="P19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0.8cm" svg:height="0.8cm" svg:x="15.6cm" svg:y="11.2cm">
          <text:p text:style-name="P1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0.8cm" svg:height="0.8cm" svg:x="15.8cm" svg:y="16.4cm">
          <text:p text:style-name="P19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0.8cm" svg:height="0.8cm" svg:x="24.2cm" svg:y="16.2cm">
          <text:p text:style-name="P19"><text:span text:style-name="T2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9.199cm" svg:height="1.8cm" svg:x="18.001cm" svg:y="5.199cm" presentation:class="outline" presentation:user-transformed="true">
          <draw:text-box>
            <text:list text:style-name="L2">
              <text:list-header>
                <text:p><text:span text:style-name="T37">S → </text:span><text:span text:style-name="T38">(</text:span><text:span text:style-name="T37"> S </text:span><text:span text:style-name="T38">)</text:span><text:span text:style-name="T37"> S | </text:span><text:span text:style-name="T39">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tômatos Finitos para Itens</text:p>
          </draw:text-box>
        </draw:frame>
        <draw:custom-shape draw:style-name="gr42" draw:text-style-name="P28" xml:id="id49" draw:id="id49" draw:layer="layout" svg:width="5cm" svg:height="3.2cm" svg:x="3.4cm" svg:y="6.2cm">
          <text:p text:style-name="P15"><text:span text:style-name="T27">S' → .S</text:span></text:p>
          <text:p text:style-name="P15"><text:span text:style-name="T27">S → .( S ) S</text:span></text:p>
          <text:p text:style-name="P15"><text:span text:style-name="T27">S → .</text:span></text:p>
          <draw:enhanced-geometry svg:viewBox="0 0 21600 21600" draw:type="rectangle" draw:enhanced-path="M 0 0 L 21600 0 21600 21600 0 21600 0 0 Z N"/>
        </draw:custom-shape>
        <draw:custom-shape draw:style-name="gr43" draw:text-style-name="P28" xml:id="id51" draw:id="id51" draw:layer="layout" svg:width="4.8cm" svg:height="3.4cm" svg:x="3.4cm" svg:y="12cm">
          <text:p text:style-name="P15"><text:span text:style-name="T27">S → ( .S ) S</text:span></text:p>
          <text:p text:style-name="P15"><text:span text:style-name="T27">S → .( S ) S</text:span></text:p>
          <text:p text:style-name="P15"><text:span text:style-name="T27">S → .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xml:id="id50" draw:id="id50" draw:layer="layout" svg:width="4.8cm" svg:height="2.4cm" svg:x="11.2cm" svg:y="6.6cm">
          <text:p text:style-name="P15"><text:span text:style-name="T27">S' → S.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52" draw:id="id52" draw:layer="layout" svg:width="4.8cm" svg:height="2.561cm" svg:x="11.8cm" svg:y="9.639cm">
          <text:p text:style-name="P15"><text:span text:style-name="T27">S → ( S .) S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xml:id="id53" draw:id="id53" draw:layer="layout" svg:width="4.8cm" svg:height="2.4cm" svg:x="11.8cm" svg:y="14.8cm">
          <text:p text:style-name="P15"><text:span text:style-name="T27">S → ( S ) .S</text:span></text:p>
          <text:p text:style-name="P15"><text:span text:style-name="T27">S → .( S ) S</text:span></text:p>
          <text:p text:style-name="P15"><text:span text:style-name="T27">S → .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xml:id="id54" draw:id="id54" draw:layer="layout" svg:width="4.8cm" svg:height="2.4cm" svg:x="20.4cm" svg:y="14.6cm">
          <text:p text:style-name="P15"><text:span text:style-name="T27">S → ( S ) S.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type="line" svg:x1="8.4cm" svg:y1="7.8cm" svg:x2="11.2cm" svg:y2="7.8cm" draw:start-shape="id49" draw:start-glue-point="1" draw:end-shape="id50" draw:end-glue-point="3" svg:d="M8400 7800h2800" svg:viewBox="0 0 2801 1">
          <text:p/>
        </draw:connector>
        <draw:connector draw:style-name="gr3" draw:text-style-name="P8" draw:layer="layout" draw:type="line" svg:x1="5.9cm" svg:y1="9.4cm" svg:x2="5.8cm" svg:y2="12cm" draw:start-shape="id49" draw:start-glue-point="2" draw:end-shape="id51" draw:end-glue-point="0" svg:d="M5900 9400l-100 2600" svg:viewBox="0 0 101 2601">
          <text:p/>
        </draw:connector>
        <draw:connector draw:style-name="gr3" draw:text-style-name="P8" draw:layer="layout" draw:type="line" svg:x1="1.362cm" svg:y1="7.782cm" svg:x2="3.4cm" svg:y2="7.8cm" draw:end-shape="id49" draw:end-glue-point="3" svg:d="M1362 7782l2038 18" svg:viewBox="0 0 2039 19">
          <text:p/>
        </draw:connector>
        <draw:frame draw:style-name="gr47" draw:text-style-name="P17" draw:layer="layout" svg:width="0.925cm" svg:height="0.962cm" svg:x="9.275cm" svg:y="6.6cm">
          <draw:text-box>
            <text:p><text:span text:style-name="T27">S</text:span></text:p>
          </draw:text-box>
        </draw:frame>
        <draw:frame draw:style-name="gr48" draw:text-style-name="P17" draw:layer="layout" svg:width="0.714cm" svg:height="0.962cm" svg:x="6.2cm" svg:y="10.2cm">
          <draw:text-box>
            <text:p><text:span text:style-name="T27">(</text:span></text:p>
          </draw:text-box>
        </draw:frame>
        <draw:connector draw:style-name="gr3" draw:text-style-name="P8" draw:layer="layout" draw:type="curve" draw:line-skew="0.312cm -0.311cm" svg:x1="5.8cm" svg:y1="15.4cm" svg:x2="3.4cm" svg:y2="13.7cm" draw:start-shape="id51" draw:start-glue-point="2" draw:end-shape="id51" draw:end-glue-point="3" svg:d="M5800 15400c0 1219-1606 1017-2511 287s-1107-1987 111-1987" svg:viewBox="0 0 3253 2576">
          <text:p/>
        </draw:connector>
        <draw:frame draw:style-name="gr48" draw:text-style-name="P17" draw:layer="layout" svg:width="0.714cm" svg:height="0.962cm" svg:x="2.2cm" svg:y="16cm">
          <draw:text-box>
            <text:p><text:span text:style-name="T27">(</text:span></text:p>
          </draw:text-box>
        </draw:frame>
        <draw:connector draw:style-name="gr3" draw:text-style-name="P8" draw:layer="layout" draw:type="line" svg:x1="8.2cm" svg:y1="13.7cm" svg:x2="11.8cm" svg:y2="10.919cm" draw:start-shape="id51" draw:start-glue-point="1" draw:end-shape="id52" draw:end-glue-point="3" svg:d="M8200 13700l3600-2781" svg:viewBox="0 0 3601 2782">
          <text:p/>
        </draw:connector>
        <draw:connector draw:style-name="gr3" draw:text-style-name="P8" draw:layer="layout" draw:type="line" svg:x1="14.2cm" svg:y1="12.2cm" svg:x2="14.2cm" svg:y2="14.8cm" draw:start-shape="id52" draw:start-glue-point="2" draw:end-shape="id53" draw:end-glue-point="0" svg:d="M14200 12200v2600" svg:viewBox="0 0 1 2601">
          <text:p/>
        </draw:connector>
        <draw:connector draw:style-name="gr3" draw:text-style-name="P8" draw:layer="layout" draw:type="line" svg:x1="16.6cm" svg:y1="16cm" svg:x2="20.4cm" svg:y2="15.8cm" draw:start-shape="id53" draw:start-glue-point="1" draw:end-shape="id54" draw:end-glue-point="3" svg:d="M16600 16000l3800-200" svg:viewBox="0 0 3801 201">
          <text:p/>
        </draw:connector>
        <draw:connector draw:style-name="gr3" draw:text-style-name="P8" draw:layer="layout" draw:type="line" svg:x1="11.8cm" svg:y1="16cm" svg:x2="8.444cm" svg:y2="15.253cm" draw:start-shape="id53" draw:start-glue-point="3" svg:d="M11800 16000l-3356-747" svg:viewBox="0 0 3357 748">
          <text:p/>
        </draw:connector>
        <draw:frame draw:style-name="gr47" draw:text-style-name="P17" draw:layer="layout" svg:width="0.925cm" svg:height="0.962cm" svg:x="9.075cm" svg:y="11.438cm">
          <draw:text-box>
            <text:p><text:span text:style-name="T27">S</text:span></text:p>
          </draw:text-box>
        </draw:frame>
        <draw:frame draw:style-name="gr47" draw:text-style-name="P17" draw:layer="layout" svg:width="0.925cm" svg:height="0.962cm" svg:x="18.2cm" svg:y="14.8cm">
          <draw:text-box>
            <text:p><text:span text:style-name="T27">S</text:span></text:p>
          </draw:text-box>
        </draw:frame>
        <draw:frame draw:style-name="gr48" draw:text-style-name="P17" draw:layer="layout" svg:width="0.714cm" svg:height="0.962cm" svg:x="10cm" svg:y="14.4cm">
          <draw:text-box>
            <text:p><text:span text:style-name="T27">(</text:span></text:p>
          </draw:text-box>
        </draw:frame>
        <draw:frame draw:style-name="gr48" draw:text-style-name="P17" draw:layer="layout" svg:width="0.714cm" svg:height="0.962cm" svg:x="14.486cm" svg:y="12.8cm">
          <draw:text-box>
            <text:p><text:span text:style-name="T27">)</text:span></text:p>
          </draw:text-box>
        </draw:frame>
        <draw:custom-shape draw:style-name="gr49" draw:text-style-name="P20" draw:layer="layout" svg:width="0.8cm" svg:height="0.8cm" svg:x="7.4cm" svg:y="8.4cm">
          <text:p text:style-name="P1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8cm" svg:height="0.8cm" svg:x="15cm" svg:y="8cm">
          <text:p text:style-name="P1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8cm" svg:height="0.8cm" svg:x="7.2cm" svg:y="14.4cm">
          <text:p text:style-name="P19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8cm" svg:height="0.8cm" svg:x="15.6cm" svg:y="11.2cm">
          <text:p text:style-name="P1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8cm" svg:height="0.8cm" svg:x="15.8cm" svg:y="16.4cm">
          <text:p text:style-name="P19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8cm" svg:height="0.8cm" svg:x="24.2cm" svg:y="16.2cm">
          <text:p text:style-name="P19"><text:span text:style-name="T2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9.199cm" svg:height="1.8cm" svg:x="18.001cm" svg:y="5.199cm" presentation:class="outline" presentation:user-transformed="true">
          <draw:text-box>
            <text:list text:style-name="L2">
              <text:list-header>
                <text:p><text:span text:style-name="T37">S → </text:span><text:span text:style-name="T38">(</text:span><text:span text:style-name="T37"> S </text:span><text:span text:style-name="T38">)</text:span><text:span text:style-name="T37"> S | </text:span><text:span text:style-name="T39">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Algoritmo de Análise LR(0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Uma gramática é denominada LR(0) se as regras citadas não contiverem ambiguidades</text:p>
              </text:list-item>
              <text:list-item>
                <text:p text:style-name="P2">Se um estado contiver um item completo A → <text:span text:style-name="T3">α., ele não pode conter outros itens</text:span></text:p>
              </text:list-item>
              <text:list-item>
                <text:p text:style-name="P2">Conflito carrega/reduz – Se um estado contiver também um item <text:span text:style-name="T18">carregar</text:span><text:span text:style-name="T19">, surge a ambiguidade quanto a execução das ações </text:span></text:p>
              </text:list-item>
              <text:list-item>
                <text:p text:style-name="P2">Conflito reduz/reduz – Se um estado contiver outro item completo, surge a ambiguidade sobre qual produção utilizar para a reduçã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ferências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Livro do Louden</text:p>
                <text:list>
                  <text:list-item>
                    <text:p>Seção 5.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Cabin" svg:font-family="Cabin" style:font-adornments="Regular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adornments="Regular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_5f_1" style:display-name="Padrão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" style:display-name="Padrão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" style:display-name="Padrão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0066cc" draw:textarea-horizontal-align="center" draw:textarea-vertical-align="middle"/>
      <style:paragraph-properties fo:text-align="center"/>
    </style:style>
    <style:style style:name="Título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28cm" fo:padding-bottom="0.128cm" fo:padding-left="0.256cm" fo:padding-right="0.256cm">
        <text:list-style style:name="Título2-outline1">
          <text:list-level-style-bullet text:level="1" text:bullet-char="•">
            <style:list-level-properties text:min-label-width="0.952cm"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5.299999237060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71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32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93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93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93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93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93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93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ítulo2-title">
          <text:list-level-style-number text:level="1" style:num-format="">
            <style:list-level-properties/>
            <style:text-properties fo:color="#cbcbc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58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6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solid" draw:fill-color="#330099" draw:textarea-horizontal-align="left" draw:textarea-vertical-align="top" draw:auto-grow-height="false" fo:padding-top="0.13cm" fo:padding-bottom="0.13cm" fo:padding-left="0.25cm" fo:padding-right="0.2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standard">
      <style:graphic-properties draw:stroke="none" draw:fill="solid" draw:fill-color="#cbcbcb" draw:textarea-horizontal-align="left" draw:textarea-vertical-align="top" draw:auto-grow-height="false" fo:padding-top="0.13cm" fo:padding-bottom="0.13cm" fo:padding-left="0.25cm" fo:padding-right="0.25cm" fo:wrap-option="wrap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Inspiration-title">
      <style:graphic-properties draw:auto-grow-height="false" fo:min-height="3.507cm" loext:decorative="false"/>
      <style:paragraph-properties style:writing-mode="lr-tb"/>
    </style:style>
    <style:style style:name="Mpr5" style:family="presentation" style:parent-style-name="Inspiration-outline1">
      <style:graphic-properties fo:min-height="12.18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ítulo2-backgroundobjects" style:list-style-name="ML5">
      <style:graphic-properties draw:stroke="none" draw:fill="none" draw:fill-color="#009999" draw:auto-grow-height="false" draw:auto-grow-width="false" fo:min-height="1.272cm" fo:min-width="0cm" fo:wrap-option="wrap" loext:decorative="false"/>
      <style:paragraph-properties style:writing-mode="lr-tb"/>
    </style:style>
    <style:style style:name="Mpr10" style:family="presentation" style:parent-style-name="Título2-backgroundobjects" style:list-style-name="ML5">
      <style:graphic-properties draw:stroke="none" draw:fill="none" draw:fill-color="#009999" draw:auto-grow-height="false" draw:auto-grow-width="false" fo:min-height="1.272cm" fo:min-width="0cm" fo:wrap-option="wrap" loext:decorative="false"/>
      <style:paragraph-properties style:writing-mode="lr-tb"/>
    </style:style>
    <style:style style:name="Mpr11" style:family="presentation" style:parent-style-name="Título2-backgroundobjects" style:list-style-name="ML5">
      <style:graphic-properties draw:stroke="none" draw:fill="none" draw:fill-color="#009999" draw:auto-grow-height="false" draw:auto-grow-width="false" fo:min-height="1.272cm" fo:min-width="0cm" fo:wrap-option="wrap" loext:decorative="false"/>
      <style:paragraph-properties style:writing-mode="lr-tb"/>
    </style:style>
    <style:style style:name="Mpr12" style:family="presentation" style:parent-style-name="Título2-backgroundobjects">
      <style:graphic-properties draw:stroke="none" draw:fill="none" draw:fill-color="#00cc99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3" style:family="presentation" style:parent-style-name="Título2-backgroundobjects">
      <style:graphic-properties draw:stroke="none" draw:fill="none" draw:fill-color="#00cc99" draw:textarea-horizontal-align="justify" draw:textarea-vertical-align="bottom" draw:auto-grow-height="false" draw:auto-grow-width="false" fo:min-height="1.2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330099"/>
      <style:paragraph-properties style:writing-mode="lr-tb" style:font-independent-line-spacing="true"/>
    </style:style>
    <style:style style:name="MP9" style:family="paragraph">
      <loext:graphic-properties draw:fill="solid" draw:fill-color="#cbcbcb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308cm" fo:margin-bottom="0cm" fo:text-indent="0cm" style:writing-mode="lr-tb"/>
    </style:style>
    <style:style style:name="MP11" style:family="paragraph">
      <loext:graphic-properties draw:fill="none" draw:fill-color="#009999"/>
      <style:paragraph-properties fo:margin-left="0cm" fo:margin-right="0cm" fo:margin-top="0.308cm" fo:margin-bottom="0cm" fo:text-indent="0cm" style:font-independent-line-spacing="true"/>
    </style:style>
    <style:style style:name="MP12" style:family="paragraph">
      <style:paragraph-properties fo:margin-left="0cm" fo:margin-right="0cm" fo:margin-top="0.308cm" fo:margin-bottom="0cm" fo:text-align="center" fo:text-indent="0cm" style:writing-mode="lr-tb"/>
    </style:style>
    <style:style style:name="MP13" style:family="paragraph">
      <loext:graphic-properties draw:fill="none" draw:fill-color="#009999"/>
      <style:paragraph-properties fo:margin-left="0cm" fo:margin-right="0cm" fo:margin-top="0.308cm" fo:margin-bottom="0cm" fo:text-align="center" fo:text-indent="0cm" style:font-independent-line-spacing="true"/>
    </style:style>
    <style:style style:name="MP14" style:family="paragraph">
      <style:paragraph-properties fo:margin-left="0cm" fo:margin-right="0cm" fo:margin-top="0.308cm" fo:margin-bottom="0cm" fo:text-align="end" fo:text-indent="0cm" style:writing-mode="lr-tb"/>
    </style:style>
    <style:style style:name="MP15" style:family="paragraph">
      <loext:graphic-properties draw:fill="none" draw:fill-color="#009999"/>
      <style:paragraph-properties fo:margin-left="0cm" fo:margin-right="0cm" fo:margin-top="0.308cm" fo:margin-bottom="0cm" fo:text-align="end" fo:text-indent="0cm" style:font-independent-line-spacing="true"/>
    </style:style>
    <style:style style:name="MP16" style:family="paragraph">
      <loext:graphic-properties draw:fill="solid" draw:fill-color="#ffffff"/>
      <style:paragraph-properties fo:text-align="center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9" style:family="paragraph">
      <style:paragraph-properties fo:margin-left="0cm" fo:margin-right="0cm" fo:text-align="end" fo:text-indent="0cm" style:writing-mode="lr-tb"/>
    </style:style>
    <style:style style:name="MP20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7.999cm" svg:height="20.999cm" svg:x="0.001cm" svg:y="0.001cm">
        <draw:image xlink:href="Pictures/1000000000000CEC000009B1F1F5393E.png" xlink:type="simple" xlink:show="embed" xlink:actuate="onLoad" draw:mime-type="image/png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8.2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10.734cm" svg:height="0.694cm" svg:x="2.099cm" svg:y="20.344cm">
        <text:p/>
        <draw:enhanced-geometry svg:viewBox="0 0 21600 21600" draw:type="rectangle" draw:enhanced-path="M 0 0 L 21600 0 21600 21600 0 21600 0 0 Z N"/>
      </draw:custom-shape>
      <draw:g draw:style-name="Mgr5">
        <draw:custom-shape draw:style-name="Mgr6" draw:text-style-name="MP9" draw:layer="backgroundobjects" svg:width="0.205cm" svg:height="0.2cm" svg:x="13.897cm" svg:y="2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backgroundobjects" svg:width="0.203cm" svg:height="0.2cm" svg:x="15.765cm" svg:y="2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backgroundobjects" svg:width="0.199cm" svg:height="0.2cm" svg:x="17.631cm" svg:y="2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backgroundobjects" svg:width="0.2cm" svg:height="0.2cm" svg:x="19.497cm" svg:y="2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backgroundobjects" svg:width="0.203cm" svg:height="0.2cm" svg:x="21.365cm" svg:y="2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backgroundobjects" svg:width="0.204cm" svg:height="0.2cm" svg:x="23.231cm" svg:y="2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backgroundobjects" svg:width="0.205cm" svg:height="0.2cm" svg:x="25.097cm" svg:y="2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backgroundobjects" svg:width="0.199cm" svg:height="0.2cm" svg:x="26.965cm" svg:y="2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ítulo2-title" draw:layer="backgroundobjects" svg:width="23.8cm" svg:height="4.389cm" svg:x="2.1cm" svg:y="-0.089cm" presentation:class="title" presentation:placeholder="true">
        <draw:text-box/>
      </draw:frame>
      <draw:frame presentation:style-name="Título2-outline1" draw:layer="backgroundobjects" svg:width="23.8cm" svg:height="12.179cm" svg:x="2.1cm" svg:y="4.325cm" presentation:class="outline" presentation:placeholder="true">
        <draw:text-box/>
      </draw:frame>
      <draw:frame presentation:style-name="Mpr9" draw:text-style-name="MP11" draw:layer="backgroundobjects" svg:width="5.834cm" svg:height="1.401cm" svg:x="2.1cm" svg:y="20.124cm" presentation:class="date-time">
        <draw:text-box>
          <text:list text:style-name="ML5">
            <text:list-header>
              <text:p text:style-name="MP10"><text:span text:style-name="MT2"><text:date style:data-style-name="D3" text:date-value="2025-12-05">05/12/25</text:date></text:span></text:p>
            </text:list-header>
          </text:list>
        </draw:text-box>
      </draw:frame>
      <draw:frame presentation:style-name="Mpr10" draw:text-style-name="MP13" draw:layer="backgroundobjects" svg:width="8.867cm" svg:height="1.401cm" svg:x="9.566cm" svg:y="20.124cm" presentation:class="footer">
        <draw:text-box>
          <text:list text:style-name="ML5">
            <text:list-header>
              <text:p text:style-name="MP12"><text:span text:style-name="MT2"><presentation:footer/></text:span></text:p>
            </text:list-header>
          </text:list>
        </draw:text-box>
      </draw:frame>
      <draw:frame presentation:style-name="Mpr11" draw:text-style-name="MP15" draw:layer="backgroundobjects" svg:width="5.834cm" svg:height="1.401cm" svg:x="20.066cm" svg:y="20.124cm" presentation:class="page-number">
        <draw:text-box>
          <text:list text:style-name="ML5">
            <text:list-header>
              <text:p text:style-name="MP1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6" draw:layer="backgroundobjects" svg:width="21cm" svg:height="29.7cm" svg:x="0cm" svg:y="0cm">
          <text:p/>
        </draw:rect>
        <draw:frame presentation:style-name="Mpr12" draw:text-style-name="MP18" draw:layer="backgroundobjects" svg:width="9.1cm" svg:height="1.486cm" svg:x="-0.001cm" svg:y="-0.001cm" presentation:class="header">
          <draw:text-box>
            <text:list text:style-name="ML3">
              <text:list-header>
                <text:p text:style-name="MP17"><text:span text:style-name="MT3"><presentation:header/></text:span></text:p>
              </text:list-header>
            </text:list>
          </draw:text-box>
        </draw:frame>
        <draw:frame presentation:style-name="Mpr12" draw:text-style-name="MP20" draw:layer="backgroundobjects" svg:width="9.1cm" svg:height="1.486cm" svg:x="11.898cm" svg:y="-0.001cm" presentation:class="date-time">
          <draw:text-box>
            <text:list text:style-name="ML3">
              <text:list-header>
                <text:p text:style-name="MP19"><text:span text:style-name="MT3"><presentation:date-time/></text:span></text:p>
              </text:list-header>
            </text:list>
          </draw:text-box>
        </draw:frame>
        <draw:page-thumbnail presentation:style-name="Título2-title" draw:layer="backgroundobjects" svg:width="13.665cm" svg:height="11.138cm" svg:x="3.669cm" svg:y="2.23cm" presentation:class="page"/>
        <draw:frame presentation:style-name="Título2-notes" draw:layer="backgroundobjects" svg:width="15.4cm" svg:height="13.368cm" svg:x="2.8cm" svg:y="14.104cm" presentation:class="notes" presentation:placeholder="true">
          <draw:text-box/>
        </draw:frame>
        <draw:frame presentation:style-name="Mpr13" draw:text-style-name="MP18" draw:layer="backgroundobjects" svg:width="9.1cm" svg:height="1.486cm" svg:x="-0.001cm" svg:y="28.214cm" presentation:class="footer">
          <draw:text-box>
            <text:list text:style-name="ML3">
              <text:list-header>
                <text:p text:style-name="MP17"><text:span text:style-name="MT3"><presentation:footer/></text:span></text:p>
              </text:list-header>
            </text:list>
          </draw:text-box>
        </draw:frame>
        <draw:frame presentation:style-name="Mpr13" draw:text-style-name="MP20" draw:layer="backgroundobjects" svg:width="9.1cm" svg:height="1.486cm" svg:x="11.898cm" svg:y="28.214cm" presentation:class="page-number">
          <draw:text-box>
            <text:list text:style-name="ML3">
              <text:list-header>
                <text:p text:style-name="MP19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lil Bispo</meta:initial-creator>
    <meta:creation-date>2013-06-08T18:01:33</meta:creation-date>
    <dc:date>2025-12-05T13:54:05.783922338</dc:date>
    <meta:editing-duration>P3DT4H23S</meta:editing-duration>
    <meta:editing-cycles>980</meta:editing-cycles>
    <meta:generator>LibreOffice/24.2.7.2$Linux_X86_64 LibreOffice_project/420$Build-2</meta:generator>
    <meta:print-date>2025-12-05T13:42:47.673789297</meta:print-date>
    <meta:printed-by>Arquivos PDF</meta:printed-by>
    <meta:document-statistic meta:object-count="423"/>
  </office:meta>
</office:document-meta>
</file>